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7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Goals</text:p>
          </table:table-cell>
          <table:table-cell table:style-name="ce2" office:value-type="string" calcext:value-type="string">
            <text:p>Assists</text:p>
          </table:table-cell>
          <table:table-cell table:style-name="ce2" office:value-type="string" calcext:value-type="string">
            <text:p>SpG</text:p>
          </table:table-cell>
          <table:table-cell table:style-name="ce2" office:value-type="string" calcext:value-type="string">
            <text:p>KeyP</text:p>
          </table:table-cell>
          <table:table-cell table:style-name="ce2" office:value-type="string" calcext:value-type="string">
            <text:p>Drb</text:p>
          </table:table-cell>
          <table:table-cell table:style-name="ce2" office:value-type="string" calcext:value-type="string">
            <text:p>Fouled</text:p>
          </table:table-cell>
          <table:table-cell table:style-name="ce2" office:value-type="string" calcext:value-type="string">
            <text:p>Off</text:p>
          </table:table-cell>
          <table:table-cell table:style-name="ce2" office:value-type="string" calcext:value-type="string">
            <text:p>Disp</text:p>
          </table:table-cell>
          <table:table-cell table:style-name="ce2" office:value-type="string" calcext:value-type="string">
            <text:p>UnsTch</text:p>
          </table:table-cell>
          <table:table-cell table:style-name="ce2" office:value-type="string" calcext:value-type="string">
            <text:p>Rating</text:p>
          </table:table-cell>
          <table:table-cell table:style-name="Default" office:value-type="string" calcext:value-type="string">
            <text:p>Jogador</text:p>
          </table:table-cell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1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38</text:p>
          </table:table-cell>
          <table:table-cell table:formula="of:=RIGHT([.A2];LEN([.A2])-1)" office:value-type="string" office:string-value="Marcos RochaPalmeiras, 33, D(R),M(R)" calcext:value-type="string">
            <text:p>Marcos RochaPalmeiras, 33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44651/Show/Romarinho" xlink:type="simple">2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27</text:p>
          </table:table-cell>
          <table:table-cell table:formula="of:=RIGHT([.A3];LEN([.A3])-1)" office:value-type="string" office:string-value="RomarinhoFortaleza, 28, AM(CLR),FW" calcext:value-type="string">
            <text:p>RomarinhoFortaleza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3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4" calcext:value-type="float">
            <text:p>7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.25</text:p>
          </table:table-cell>
          <table:table-cell table:formula="of:=RIGHT([.A4];LEN([.A4])-1)" office:value-type="string" office:string-value="Steven MendozaCeara, 30, AM(CLR)" calcext:value-type="string">
            <text:p>Steven MendozaCeara, 30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39173/Show/Murilo" xlink:type="simple">4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25</text:p>
          </table:table-cell>
          <table:table-cell table:formula="of:=RIGHT([.A5];LEN([.A5])-1)" office:value-type="string" office:string-value="MuriloPalmeiras, 25, D(C),DMC" calcext:value-type="string">
            <text:p>MuriloPalmeiras, 25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64161/Show/Luan-Cândido" xlink:type="simple">5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3</text:p>
          </table:table-cell>
          <table:table-cell table:formula="of:=RIGHT([.A6];LEN([.A6])-1)" office:value-type="string" office:string-value="Luan CândidoRed Bull Bragantino, 21, D(L)" calcext:value-type="string">
            <text:p>Luan CândidoRed Bull Bragantino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6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18</text:p>
          </table:table-cell>
          <table:table-cell table:formula="of:=RIGHT([.A7];LEN([.A7])-1)" office:value-type="string" office:string-value="Giorgian de ArrascaetaFlamengo, 28, AM(CLR),FW" calcext:value-type="string">
            <text:p>Giorgian de ArrascaetaFlamengo, 28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9463/Show/Willian" xlink:type="simple">7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17</text:p>
          </table:table-cell>
          <table:table-cell table:formula="of:=RIGHT([.A8];LEN([.A8])-1)" office:value-type="string" office:string-value="WillianCorinthians, 34, AM(CLR)" calcext:value-type="string">
            <text:p>WillianCorinthians, 34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32/Show/Pedro-Raúl" xlink:type="simple">8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7.13</text:p>
          </table:table-cell>
          <table:table-cell table:formula="of:=RIGHT([.A9];LEN([.A9])-1)" office:value-type="string" office:string-value="Pedro RaúlGoias, 25, FW" calcext:value-type="string">
            <text:p>Pedro RaúlGoias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9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13</text:p>
          </table:table-cell>
          <table:table-cell table:formula="of:=RIGHT([.A10];LEN([.A10])-1)" office:value-type="string" office:string-value="Gustavo ScarpaPalmeiras, 28, D(L),M(CLR)" calcext:value-type="string">
            <text:p>Gustavo ScarpaPalmeiras, 28, D(L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10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12</text:p>
          </table:table-cell>
          <table:table-cell table:formula="of:=RIGHT([.A11];LEN([.A11])-2)" office:value-type="string" office:string-value="Víctor CuestaBotafogo RJ, 33, D(C)" calcext:value-type="string">
            <text:p>Víctor CuestaBotafogo RJ, 33, D(C)</text:p>
          </table:table-cell>
        </table:table-row>
        <table:table-row table:style-name="ro5">
          <table:table-cell table:style-name="Default" table:number-columns-repeated="14"/>
          <table:table-cell table:formula="of:=RIGHT([.A12];LEN([.A12])-2)" office:value-type="string" office:string-value="" calcext:value-type="error">
            <text:p>Erro:502</text:p>
          </table:table-cell>
        </table:table-row>
        <table:table-row table:style-name="ro5">
          <table:table-cell table:style-name="Default" table:number-columns-repeated="14"/>
          <table:table-cell table:formula="of:=RIGHT([.A13];LEN([.A13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03383/Show/Gustavo-Gómez" xlink:type="simple">11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10</text:p>
          </table:table-cell>
          <table:table-cell table:formula="of:=RIGHT([.A14];LEN([.A14])-2)" office:value-type="string" office:string-value="Gustavo GómezPalmeiras, 29, D(C)" calcext:value-type="string">
            <text:p>Gustavo GómezPalmeiras, 29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49561/Show/Pedro-Henrique" xlink:type="simple">12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5</text:p>
          </table:table-cell>
          <table:table-cell table:formula="of:=RIGHT([.A15];LEN([.A15])-2)" office:value-type="string" office:string-value="Pedro HenriqueAthletico Paranaense, 26, D(C)" calcext:value-type="string">
            <text:p>Pedro HenriqueAthletico Paranaense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13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5</text:p>
          </table:table-cell>
          <table:table-cell table:formula="of:=RIGHT([.A16];LEN([.A16])-2)" office:value-type="string" office:string-value="Eduardo BauermannSantos FC, 26, D(C)" calcext:value-type="string">
            <text:p>Eduardo BauermannSantos FC, 26, D(C)</text:p>
          </table:table-cell>
        </table:table-row>
        <table:table-row table:style-name="ro1">
          <table:table-cell office:value-type="string" calcext:value-type="string">
            <text:p><text:a xlink:href="https://1xbet.whoscored.com/Players/309573/Show/Tadeu" xlink:type="simple">14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17];LEN([.A17])-2)" office:value-type="string" office:string-value="TadeuGoias, 30, GK" calcext:value-type="string">
            <text:p>TadeuGoias, 30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0237/Show/Ganso" xlink:type="simple">15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4</text:p>
          </table:table-cell>
          <table:table-cell table:formula="of:=RIGHT([.A18];LEN([.A18])-2)" office:value-type="string" office:string-value="GansoFluminense, 32, AM(C)" calcext:value-type="string">
            <text:p>GansoFluminense, 32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96/Show/Éder-Ferreira" xlink:type="simple">16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3</text:p>
          </table:table-cell>
          <table:table-cell table:formula="of:=RIGHT([.A19];LEN([.A19])-2)" office:value-type="string" office:string-value="Éder FerreiraAmerica MG, 27, D(C)" calcext:value-type="string">
            <text:p>Éder FerreiraAmerica MG, 27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62/Show/Diego" xlink:type="simple">17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2</text:p>
          </table:table-cell>
          <table:table-cell table:formula="of:=RIGHT([.A20];LEN([.A20])-2)" office:value-type="string" office:string-value="DiegoGoias, 26, D(R),M(R)" calcext:value-type="string">
            <text:p>DiegoGoias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18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01</text:p>
          </table:table-cell>
          <table:table-cell table:formula="of:=RIGHT([.A21];LEN([.A21])-2)" office:value-type="string" office:string-value="Victor SáBotafogo RJ, 28, AM(CLR)" calcext:value-type="string">
            <text:p>Victor SáBotafogo RJ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19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01</text:p>
          </table:table-cell>
          <table:table-cell table:formula="of:=RIGHT([.A22];LEN([.A22])-2)" office:value-type="string" office:string-value="Matías ZarachoAtletico MG, 24, M(CR)" calcext:value-type="string">
            <text:p>Matías ZarachoAtletico MG, 24, 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02023/Show/Weverton" xlink:type="simple">20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0</text:p>
          </table:table-cell>
          <table:table-cell table:formula="of:=RIGHT([.A23];LEN([.A23])-2)" office:value-type="string" office:string-value="WevertonPalmeiras, 34, GK" calcext:value-type="string">
            <text:p>WevertonPalmeiras, 34, GK</text:p>
          </table:table-cell>
        </table:table-row>
        <table:table-row table:style-name="ro5">
          <table:table-cell table:style-name="Default" table:number-columns-repeated="14"/>
          <table:table-cell table:formula="of:=RIGHT([.A24];LEN([.A24])-2)" office:value-type="string" office:string-value="" calcext:value-type="error">
            <text:p>Erro:502</text:p>
          </table:table-cell>
        </table:table-row>
        <table:table-row table:style-name="ro5">
          <table:table-cell table:style-name="Default" table:number-columns-repeated="14"/>
          <table:table-cell table:formula="of:=RIGHT([.A25];LEN([.A25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14105/Show/Renê" xlink:type="simple">21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405" calcext:value-type="float">
            <text:p>40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0</text:p>
          </table:table-cell>
          <table:table-cell table:formula="of:=RIGHT([.A26];LEN([.A26])-2)" office:value-type="string" office:string-value="RenêInternacional, 29, D(L)" calcext:value-type="string">
            <text:p>RenêInternacional, 29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3/Show/Igor-Paixão" xlink:type="simple">22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00</text:p>
          </table:table-cell>
          <table:table-cell table:formula="of:=RIGHT([.A27];LEN([.A27])-2)" office:value-type="string" office:string-value="Igor PaixãoCoritiba, 22, AM(L)" calcext:value-type="string">
            <text:p>Igor PaixãoCoritiba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22266/Show/Roberto-Fernández" xlink:type="simple">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0</text:p>
          </table:table-cell>
          <table:table-cell table:formula="of:=RIGHT([.A28];LEN([.A28])-2)" office:value-type="string" office:string-value="Roberto FernándezBotafogo RJ, 34, GK" calcext:value-type="string">
            <text:p>Roberto FernándezBotafogo RJ, 34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146665/Show/Jorginho" xlink:type="simple">24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99</text:p>
          </table:table-cell>
          <table:table-cell table:formula="of:=RIGHT([.A29];LEN([.A29])-2)" office:value-type="string" office:string-value="JorginhoAtletico GO, 31, AM(CL)" calcext:value-type="string">
            <text:p>JorginhoAtletico GO, 31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23/Show/Nino" xlink:type="simple">2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98</text:p>
          </table:table-cell>
          <table:table-cell table:formula="of:=RIGHT([.A30];LEN([.A30])-2)" office:value-type="string" office:string-value="NinoFluminense, 25, D(C)" calcext:value-type="string">
            <text:p>NinoFluminense, 25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302/Show/Artur" xlink:type="simple">26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6" calcext:value-type="float">
            <text:p>72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7</text:p>
          </table:table-cell>
          <table:table-cell table:formula="of:=RIGHT([.A31];LEN([.A31])-2)" office:value-type="string" office:string-value="ArturRed Bull Bragantino, 24, AM(LR)" calcext:value-type="string">
            <text:p>ArturRed Bull Bragantino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27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97</text:p>
          </table:table-cell>
          <table:table-cell table:formula="of:=RIGHT([.A32];LEN([.A32])-2)" office:value-type="string" office:string-value="Jhon AriasFluminense, 24, AM(CL)" calcext:value-type="string">
            <text:p>Jhon AriasFluminense, 24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2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97</text:p>
          </table:table-cell>
          <table:table-cell table:formula="of:=RIGHT([.A33];LEN([.A33])-2)" office:value-type="string" office:string-value="Zé RafaelPalmeiras, 29, M(CLR)" calcext:value-type="string">
            <text:p>Zé RafaelPalmeiras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29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97</text:p>
          </table:table-cell>
          <table:table-cell table:formula="of:=RIGHT([.A34];LEN([.A34])-2)" office:value-type="string" office:string-value="Juninho CapixabaFortaleza, 25, D(L),M(L)" calcext:value-type="string">
            <text:p>Juninho CapixabaFortaleza, 25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130462/Show/Walter" xlink:type="simple">30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35];LEN([.A35])-2)" office:value-type="string" office:string-value="WalterCuiaba, 34, GK" calcext:value-type="string">
            <text:p>WalterCuiaba, 34, GK</text:p>
          </table:table-cell>
        </table:table-row>
        <table:table-row table:style-name="ro5">
          <table:table-cell table:style-name="Default" table:number-columns-repeated="14"/>
          <table:table-cell table:formula="of:=RIGHT([.A36];LEN([.A36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75752/Show/Dudu" xlink:type="simple">31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96</text:p>
          </table:table-cell>
          <table:table-cell table:formula="of:=RIGHT([.A37];LEN([.A37])-2)" office:value-type="string" office:string-value="DuduPalmeiras, 30, AM(CLR),FW" calcext:value-type="string">
            <text:p>DuduPalmeiras, 30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437157/Show/Vitor-Roque" xlink:type="simple">32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95</text:p>
          </table:table-cell>
          <table:table-cell table:formula="of:=RIGHT([.A38];LEN([.A38])-2)" office:value-type="string" office:string-value="Vitor RoqueAthletico Paranaense, 17, FW" calcext:value-type="string">
            <text:p>Vitor RoqueAthletico Paranaense, 17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88/Show/Marllon" xlink:type="simple">33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5</text:p>
          </table:table-cell>
          <table:table-cell table:formula="of:=RIGHT([.A39];LEN([.A39])-2)" office:value-type="string" office:string-value="MarllonCuiaba, 30, D(C)" calcext:value-type="string">
            <text:p>MarllonCuiaba, 30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766/Show/Vitão" xlink:type="simple">34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40];LEN([.A40])-2)" office:value-type="string" office:string-value="VitãoInternacional, 22, D(C)" calcext:value-type="string">
            <text:p>VitãoInternacional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35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3</text:p>
          </table:table-cell>
          <table:table-cell table:formula="of:=RIGHT([.A41];LEN([.A41])-2)" office:value-type="string" office:string-value="Carlos de PenaInternacional, 30, AM(CL)" calcext:value-type="string">
            <text:p>Carlos de PenaInternacional, 30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19407/Show/Messias" xlink:type="simple">36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93</text:p>
          </table:table-cell>
          <table:table-cell table:formula="of:=RIGHT([.A42];LEN([.A42])-2)" office:value-type="string" office:string-value="MessiasCeara, 27, D(C)" calcext:value-type="string">
            <text:p>MessiasCeara, 27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26506/Show/Robson" xlink:type="simple">37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92</text:p>
          </table:table-cell>
          <table:table-cell table:formula="of:=RIGHT([.A43];LEN([.A43])-2)" office:value-type="string" office:string-value="RobsonFortaleza, 31, AM(LR),FW" calcext:value-type="string">
            <text:p>RobsonFortaleza, 31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24/Show/Erison" xlink:type="simple">38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92</text:p>
          </table:table-cell>
          <table:table-cell table:formula="of:=RIGHT([.A44];LEN([.A44])-2)" office:value-type="string" office:string-value="ErisonBotafogo RJ, 23, FW" calcext:value-type="string">
            <text:p>ErisonBotafogo RJ, 23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7585/Show/André" xlink:type="simple">39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1</text:p>
          </table:table-cell>
          <table:table-cell table:formula="of:=RIGHT([.A45];LEN([.A45])-2)" office:value-type="string" office:string-value="AndréFluminense, 21, DMC" calcext:value-type="string">
            <text:p>AndréFluminense, 21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931/Show/Maicon" xlink:type="simple">40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91</text:p>
          </table:table-cell>
          <table:table-cell table:formula="of:=RIGHT([.A46];LEN([.A46])-2)" office:value-type="string" office:string-value="MaiconSantos FC, 33, D(C)" calcext:value-type="string">
            <text:p>MaiconSantos FC, 33, D(C)</text:p>
          </table:table-cell>
        </table:table-row>
        <table:table-row table:style-name="ro5">
          <table:table-cell table:style-name="Default" table:number-columns-repeated="14"/>
          <table:table-cell table:formula="of:=RIGHT([.A47];LEN([.A47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143/Show/Felipe-Jonatan" xlink:type="simple">4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0</text:p>
          </table:table-cell>
          <table:table-cell table:formula="of:=RIGHT([.A48];LEN([.A48])-2)" office:value-type="string" office:string-value="Felipe JonatanSantos FC, 24, D(L),M(CL)" calcext:value-type="string">
            <text:p>Felipe JonatanSantos FC, 24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4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90</text:p>
          </table:table-cell>
          <table:table-cell table:formula="of:=RIGHT([.A49];LEN([.A49])-2)" office:value-type="string" office:string-value="AlerrandroRed Bull Bragantino, 22, FW" calcext:value-type="string">
            <text:p>AlerrandroRed Bull Bragantino, 22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121009/Show/Luciano" xlink:type="simple">43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9</text:p>
          </table:table-cell>
          <table:table-cell table:formula="of:=RIGHT([.A50];LEN([.A50])-2)" office:value-type="string" office:string-value="LucianoSao Paulo, 29, AM(CR),FW" calcext:value-type="string">
            <text:p>LucianoSao Paulo, 29, AM(CR),FW</text:p>
          </table:table-cell>
        </table:table-row>
        <table:table-row table:style-name="ro1">
          <table:table-cell office:value-type="string" calcext:value-type="string">
            <text:p><text:a xlink:href="https://1xbet.whoscored.com/Players/114201/Show/Vina" xlink:type="simple">44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9</text:p>
          </table:table-cell>
          <table:table-cell table:formula="of:=RIGHT([.A51];LEN([.A51])-2)" office:value-type="string" office:string-value="VinaCeara, 31, M(CR),FW" calcext:value-type="string">
            <text:p>VinaCeara, 31, 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45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9</text:p>
          </table:table-cell>
          <table:table-cell table:formula="of:=RIGHT([.A52];LEN([.A52])-2)" office:value-type="string" office:string-value="Marcelo BenevenutoFortaleza, 26, D(C)" calcext:value-type="string">
            <text:p>Marcelo BenevenutoFortaleza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4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06" calcext:value-type="float">
            <text:p>8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8</text:p>
          </table:table-cell>
          <table:table-cell table:formula="of:=RIGHT([.A53];LEN([.A53])-2)" office:value-type="string" office:string-value="EdenílsonInternacional, 32, D(R),M(CLR)" calcext:value-type="string">
            <text:p>EdenílsonInternacional, 32, D(R),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75550/Show/Manoel" xlink:type="simple">47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87</text:p>
          </table:table-cell>
          <table:table-cell table:formula="of:=RIGHT([.A54];LEN([.A54])-2)" office:value-type="string" office:string-value="ManoelFluminense, 32, D(C)" calcext:value-type="string">
            <text:p>ManoelFluminense, 3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4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86</text:p>
          </table:table-cell>
          <table:table-cell table:formula="of:=RIGHT([.A55];LEN([.A55])-2)" office:value-type="string" office:string-value="Luiz HenriqueFluminense, 21, AM(LR)" calcext:value-type="string">
            <text:p>Luiz HenriqueFluminense, 21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04491/Show/Ângelo" xlink:type="simple">49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6)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86</text:p>
          </table:table-cell>
          <table:table-cell table:formula="of:=RIGHT([.A56];LEN([.A56])-2)" office:value-type="string" office:string-value="ÂngeloSantos FC, 17, AM(R)" calcext:value-type="string">
            <text:p>ÂngeloSantos FC, 1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50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6</text:p>
          </table:table-cell>
          <table:table-cell table:formula="of:=RIGHT([.A57];LEN([.A57])-2)" office:value-type="string" office:string-value="Willian ArãoFlamengo, 30, D(C),M(C)" calcext:value-type="string">
            <text:p>Willian ArãoFlamengo, 30, D(C),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30555/Show/Ronaldo" xlink:type="simple">51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58];LEN([.A58])-2)" office:value-type="string" office:string-value="RonaldoAtletico GO, 25, GK" calcext:value-type="string">
            <text:p>RonaldoAtletico GO, 2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52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5</text:p>
          </table:table-cell>
          <table:table-cell table:formula="of:=RIGHT([.A59];LEN([.A59])-2)" office:value-type="string" office:string-value="Renato AugustoCorinthians, 34, M(CLR),FW" calcext:value-type="string">
            <text:p>Renato AugustoCorinthians, 34, 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91/Show/João-Ricardo" xlink:type="simple">53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60];LEN([.A60])-2)" office:value-type="string" office:string-value="João RicardoCeara, 33, GK" calcext:value-type="string">
            <text:p>João RicardoCeara, 33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02/Show/Jhojan-Julio" xlink:type="simple">54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2.2</text:p>
          </table:table-cell>
          <table:table-cell office:value-type="string" calcext:value-type="string">
            <text:p>6.84</text:p>
          </table:table-cell>
          <table:table-cell table:formula="of:=RIGHT([.A61];LEN([.A61])-2)" office:value-type="string" office:string-value="Jhojan JulioSantos FC, 24, AM(L)" calcext:value-type="string">
            <text:p>Jhojan JulioSantos FC, 24, A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27490/Show/Fábio" xlink:type="simple">55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2];LEN([.A62])-2)" office:value-type="string" office:string-value="FábioFluminense, 41, GK" calcext:value-type="string">
            <text:p>FábioFluminense, 41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39/Show/Moisés" xlink:type="simple">56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36" calcext:value-type="float">
            <text:p>7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83</text:p>
          </table:table-cell>
          <table:table-cell table:formula="of:=RIGHT([.A63];LEN([.A63])-2)" office:value-type="string" office:string-value="MoisésFortaleza, 25, AM(L),FW" calcext:value-type="string">
            <text:p>MoisésFortaleza, 25, AM(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2504/Show/Miranda" xlink:type="simple">57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4];LEN([.A64])-2)" office:value-type="string" office:string-value="MirandaSao Paulo, 37, D(C)" calcext:value-type="string">
            <text:p>MirandaSao Paulo, 3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58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83</text:p>
          </table:table-cell>
          <table:table-cell table:formula="of:=RIGHT([.A65];LEN([.A65])-2)" office:value-type="string" office:string-value="Guilherme AranaAtletico MG, 25, D(L),M(L)" calcext:value-type="string">
            <text:p>Guilherme AranaAtletico MG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59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82</text:p>
          </table:table-cell>
          <table:table-cell table:formula="of:=RIGHT([.A66];LEN([.A66])-2)" office:value-type="string" office:string-value="Vinícius SilvaGoias, 29, AM(LR),FW" calcext:value-type="string">
            <text:p>Vinícius SilvaGoias, 29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19540/Show/Luan-Garcia" xlink:type="simple">60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2</text:p>
          </table:table-cell>
          <table:table-cell table:formula="of:=RIGHT([.A67];LEN([.A67])-2)" office:value-type="string" office:string-value="Luan GarciaPalmeiras, 29, D(C)" calcext:value-type="string">
            <text:p>Luan GarciaPalmeiras, 29, D(C)</text:p>
          </table:table-cell>
        </table:table-row>
        <table:table-row table:style-name="ro5">
          <table:table-cell table:style-name="Default" table:number-columns-repeated="14"/>
          <table:table-cell table:formula="of:=RIGHT([.A68];LEN([.A68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0652/Show/Gustavo-Mantuan" xlink:type="simple">61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82</text:p>
          </table:table-cell>
          <table:table-cell table:formula="of:=RIGHT([.A69];LEN([.A69])-2)" office:value-type="string" office:string-value="Gustavo MantuanCorinthians, 21, M(R)" calcext:value-type="string">
            <text:p>Gustavo MantuanCorinthians, 21, 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789/Show/Joaquim" xlink:type="simple">62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2</text:p>
          </table:table-cell>
          <table:table-cell table:formula="of:=RIGHT([.A70];LEN([.A70])-2)" office:value-type="string" office:string-value="JoaquimCuiaba, 23, D(C)" calcext:value-type="string">
            <text:p>JoaquimCuiaba, 23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23520/Show/Nicolás-Hernández" xlink:type="simple">63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2</text:p>
          </table:table-cell>
          <table:table-cell table:formula="of:=RIGHT([.A71];LEN([.A71])-2)" office:value-type="string" office:string-value="Nicolás HernándezAthletico Paranaense, 24, D(C)" calcext:value-type="string">
            <text:p>Nicolás HernándezAthletico Paranaens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64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1</text:p>
          </table:table-cell>
          <table:table-cell table:formula="of:=RIGHT([.A72];LEN([.A72])-2)" office:value-type="string" office:string-value="Fabrício DanielCoritiba, 25, AM(CR),FW" calcext:value-type="string">
            <text:p>Fabrício DanielCoritiba, 25, AM(CR),FW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20/Show/Cléber" xlink:type="simple">65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1</text:p>
          </table:table-cell>
          <table:table-cell table:formula="of:=RIGHT([.A73];LEN([.A73])-2)" office:value-type="string" office:string-value="CléberCeara, 25, FW" calcext:value-type="string">
            <text:p>CléberCeara, 25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247/Show/Kanu" xlink:type="simple">66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74];LEN([.A74])-2)" office:value-type="string" office:string-value="KanuBotafogo RJ, 25, D(C)" calcext:value-type="string">
            <text:p>KanuBotafogo RJ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84/Show/Léo-Ortiz" xlink:type="simple">67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9</text:p>
          </table:table-cell>
          <table:table-cell table:formula="of:=RIGHT([.A75];LEN([.A75])-2)" office:value-type="string" office:string-value="Léo OrtizRed Bull Bragantino, 26, D(C)" calcext:value-type="string">
            <text:p>Léo OrtizRed Bull Bragantino, 26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0771/Show/Mariano" xlink:type="simple">68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42" calcext:value-type="float">
            <text:p>64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9</text:p>
          </table:table-cell>
          <table:table-cell table:formula="of:=RIGHT([.A76];LEN([.A76])-2)" office:value-type="string" office:string-value="MarianoAtletico MG, 36, D(R),M(R)" calcext:value-type="string">
            <text:p>MarianoAtletico MG, 36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45702/Show/Richard-Cândido" xlink:type="simple">69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8</text:p>
          </table:table-cell>
          <table:table-cell table:formula="of:=RIGHT([.A77];LEN([.A77])-2)" office:value-type="string" office:string-value="Richard CândidoCeara, 28, DMC" calcext:value-type="string">
            <text:p>Richard CândidoCeara, 28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74768/Show/Gil" xlink:type="simple">70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8</text:p>
          </table:table-cell>
          <table:table-cell table:formula="of:=RIGHT([.A78];LEN([.A78])-2)" office:value-type="string" office:string-value="GilCorinthians, 35, D(C)" calcext:value-type="string">
            <text:p>GilCorinthians, 35, D(C)</text:p>
          </table:table-cell>
        </table:table-row>
        <table:table-row table:style-name="ro5">
          <table:table-cell table:style-name="Default" table:number-columns-repeated="14"/>
          <table:table-cell table:formula="of:=RIGHT([.A79];LEN([.A79])-2)" office:value-type="string" office:string-value="" calcext:value-type="error">
            <text:p>Erro:502</text:p>
          </table:table-cell>
        </table:table-row>
        <table:table-row table:style-name="ro5">
          <table:table-cell table:style-name="Default" table:number-columns-repeated="14"/>
          <table:table-cell table:formula="of:=RIGHT([.A80];LEN([.A80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22035/Show/Joaquín-Piquerez" xlink:type="simple">71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7</text:p>
          </table:table-cell>
          <table:table-cell table:formula="of:=RIGHT([.A81];LEN([.A81])-2)" office:value-type="string" office:string-value="Joaquín PiquerezPalmeiras, 23, D(L)" calcext:value-type="string">
            <text:p>Joaquín PiquerezPalmeiras, 2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34393/Show/Aderlan" xlink:type="simple">72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7</text:p>
          </table:table-cell>
          <table:table-cell table:formula="of:=RIGHT([.A82];LEN([.A82])-2)" office:value-type="string" office:string-value="AderlanRed Bull Bragantino, 31, D(R),M(R)" calcext:value-type="string">
            <text:p>AderlanRed Bull Bragantino, 31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7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6</text:p>
          </table:table-cell>
          <table:table-cell table:formula="of:=RIGHT([.A83];LEN([.A83])-2)" office:value-type="string" office:string-value="Zé WelisonFortaleza, 27, D(R),DMC" calcext:value-type="string">
            <text:p>Zé WelisonFortaleza, 27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74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6</text:p>
          </table:table-cell>
          <table:table-cell table:formula="of:=RIGHT([.A84];LEN([.A84])-2)" office:value-type="string" office:string-value="KhellvenAthletico Paranaense, 21, D(R)" calcext:value-type="string">
            <text:p>KhellvenAthletico Paranaense, 21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762/Show/César" xlink:type="simple">75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6</text:p>
          </table:table-cell>
          <table:table-cell table:formula="of:=RIGHT([.A85];LEN([.A85])-2)" office:value-type="string" office:string-value="CésarJuventude, 27, GK" calcext:value-type="string">
            <text:p>CésarJuventude, 27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50/Show/Danilo" xlink:type="simple">76Danilo</text:a><text:a xlink:href="https://1xbet.whoscored.com/Teams/1234/Show/Brazil-Palmeiras" xlink:type="simple">Palmeiras, </text:a>21, DMC</text:p>
          </table:table-cell>
          <table:table-cell office:value-type="string" calcext:value-type="string">
            <text:p><text:a xlink:href="https://1xbet.whoscored.com/Players/399250/Show/Danilo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6</text:p>
          </table:table-cell>
          <table:table-cell table:formula="of:=RIGHT([.A86];LEN([.A86])-2)" office:value-type="string" office:string-value="DaniloPalmeiras, 21, DMC" calcext:value-type="string">
            <text:p>DaniloPalmeiras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77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6</text:p>
          </table:table-cell>
          <table:table-cell table:formula="of:=RIGHT([.A87];LEN([.A87])-2)" office:value-type="string" office:string-value="Vinícius LopesBotafogo RJ, 23, AM(LR),FW" calcext:value-type="string">
            <text:p>Vinícius LopesBotafogo RJ, 23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131079/Show/Lucas-Evangelista" xlink:type="simple">78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5</text:p>
          </table:table-cell>
          <table:table-cell table:formula="of:=RIGHT([.A88];LEN([.A88])-2)" office:value-type="string" office:string-value="Lucas EvangelistaRed Bull Bragantino, 27, M(CLR)" calcext:value-type="string">
            <text:p>Lucas EvangelistaRed Bull Bragantino, 27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42410/Show/Nathan" xlink:type="simple">79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5</text:p>
          </table:table-cell>
          <table:table-cell table:formula="of:=RIGHT([.A89];LEN([.A89])-2)" office:value-type="string" office:string-value="NathanFluminense, 26, M(CL)" calcext:value-type="string">
            <text:p>NathanFluminense, 26, 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084/Show/João-Paulo" xlink:type="simple">8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90];LEN([.A90])-2)" office:value-type="string" office:string-value="João PauloSantos FC, 27, GK" calcext:value-type="string">
            <text:p>João PauloSantos FC, 27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133445/Show/Jonathan-Calleri" xlink:type="simple">81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47" calcext:value-type="float">
            <text:p>8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.74</text:p>
          </table:table-cell>
          <table:table-cell table:formula="of:=RIGHT([.A91];LEN([.A91])-2)" office:value-type="string" office:string-value="Jonathan CalleriSao Paulo, 28, FW" calcext:value-type="string">
            <text:p>Jonathan CalleriSao Paulo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8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74</text:p>
          </table:table-cell>
          <table:table-cell table:formula="of:=RIGHT([.A92];LEN([.A92])-2)" office:value-type="string" office:string-value="Ignacio FernándezAtletico MG, 32, M(CLR)" calcext:value-type="string">
            <text:p>Ignacio FernándezAtletico MG, 32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55664/Show/Luiz-Otávio" xlink:type="simple">83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4</text:p>
          </table:table-cell>
          <table:table-cell table:formula="of:=RIGHT([.A93];LEN([.A93])-2)" office:value-type="string" office:string-value="Luiz OtávioCeara, 33, D(C)" calcext:value-type="string">
            <text:p>Luiz OtávioCeara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84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4</text:p>
          </table:table-cell>
          <table:table-cell table:formula="of:=RIGHT([.A94];LEN([.A94])-2)" office:value-type="string" office:string-value="Júnior AlonsoAtletico MG, 29, D(CL)" calcext:value-type="string">
            <text:p>Júnior AlonsoAtletico MG, 29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8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4</text:p>
          </table:table-cell>
          <table:table-cell table:formula="of:=RIGHT([.A95];LEN([.A95])-2)" office:value-type="string" office:string-value="Raul GustavoCorinthians, 23, D(C)" calcext:value-type="string">
            <text:p>Raul GustavoCorinthians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47520/Show/Jailson" xlink:type="simple">86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6];LEN([.A96])-2)" office:value-type="string" office:string-value="JailsonAmerica MG, 41, GK" calcext:value-type="string">
            <text:p>JailsonAmerica MG, 41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16911/Show/Marlon" xlink:type="simple">87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3</text:p>
          </table:table-cell>
          <table:table-cell table:formula="of:=RIGHT([.A97];LEN([.A97])-2)" office:value-type="string" office:string-value="MarlonAmerica MG, 28, D(L)" calcext:value-type="string">
            <text:p>MarlonAmerica MG, 28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3/Show/Bento" xlink:type="simple">88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8];LEN([.A98])-2)" office:value-type="string" office:string-value="BentoAthletico Paranaense, 23, GK" calcext:value-type="string">
            <text:p>BentoAthletico Paranaense, 23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91779/Show/Pablo" xlink:type="simple">89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3</text:p>
          </table:table-cell>
          <table:table-cell table:formula="of:=RIGHT([.A99];LEN([.A99])-2)" office:value-type="string" office:string-value="PabloFlamengo, 31, D(C)" calcext:value-type="string">
            <text:p>PabloFlamen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90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72</text:p>
          </table:table-cell>
          <table:table-cell table:formula="of:=RIGHT([.A100];LEN([.A100])-2)" office:value-type="string" office:string-value="Du QueirozCorinthians, 22, DMC" calcext:value-type="string">
            <text:p>Du QueirozCorinthians, 22, DMC</text:p>
          </table:table-cell>
        </table:table-row>
        <table:table-row table:style-name="ro5">
          <table:table-cell table:style-name="Default" table:number-columns-repeated="14"/>
          <table:table-cell table:formula="of:=RIGHT([.A101];LEN([.A101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37484/Show/Jair" xlink:type="simple">91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2</text:p>
          </table:table-cell>
          <table:table-cell table:formula="of:=RIGHT([.A102];LEN([.A102])-2)" office:value-type="string" office:string-value="JairAtletico MG, 27, DMC" calcext:value-type="string">
            <text:p>JairAtletico MG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6886/Show/Hulk" xlink:type="simple">92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72</text:p>
          </table:table-cell>
          <table:table-cell table:formula="of:=RIGHT([.A103];LEN([.A103])-2)" office:value-type="string" office:string-value="HulkAtletico MG, 36, AM(CLR),FW" calcext:value-type="string">
            <text:p>HulkAtletico MG, 36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94983/Show/Kevin" xlink:type="simple">93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1</text:p>
          </table:table-cell>
          <table:table-cell table:formula="of:=RIGHT([.A104];LEN([.A104])-2)" office:value-type="string" office:string-value="KevinAvai FC, 24, D(R),M(R)" calcext:value-type="string">
            <text:p>KevinAvai FC, 24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94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1</text:p>
          </table:table-cell>
          <table:table-cell table:formula="of:=RIGHT([.A105];LEN([.A105])-2)" office:value-type="string" office:string-value="Guillermo De los SantosCoritiba, 31, D(C)" calcext:value-type="string">
            <text:p>Guillermo De los SantosCoritiba, 3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37262/Show/Reynaldo" xlink:type="simple">95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1</text:p>
          </table:table-cell>
          <table:table-cell table:formula="of:=RIGHT([.A106];LEN([.A106])-2)" office:value-type="string" office:string-value="ReynaldoGoias, 25, D(C)" calcext:value-type="string">
            <text:p>ReynaldoGoias, 25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418751/Show/José-Hurtado" xlink:type="simple">96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1</text:p>
          </table:table-cell>
          <table:table-cell table:formula="of:=RIGHT([.A107];LEN([.A107])-2)" office:value-type="string" office:string-value="José HurtadoRed Bull Bragantino, 20, D(R)" calcext:value-type="string">
            <text:p>José HurtadoRed Bull Bragantino, 20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23851/Show/Daniel" xlink:type="simple">97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1</text:p>
          </table:table-cell>
          <table:table-cell table:formula="of:=RIGHT([.A108];LEN([.A108])-2)" office:value-type="string" office:string-value="DanielInternacional, 28, GK" calcext:value-type="string">
            <text:p>DanielInternacional, 28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65617/Show/Pepê" xlink:type="simple">98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71</text:p>
          </table:table-cell>
          <table:table-cell table:formula="of:=RIGHT([.A109];LEN([.A109])-2)" office:value-type="string" office:string-value="PepêCuiaba, 24, M(C)" calcext:value-type="string">
            <text:p>PepêCuiaba, 24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36670/Show/Rodrigo-Lindoso" xlink:type="simple">99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0</text:p>
          </table:table-cell>
          <table:table-cell table:formula="of:=RIGHT([.A110];LEN([.A110])-2)" office:value-type="string" office:string-value="Rodrigo LindosoCeara, 33, DMC" calcext:value-type="string">
            <text:p>Rodrigo LindosoCeara, 33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73449/Show/Hugo-Moura" xlink:type="simple">101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0</text:p>
          </table:table-cell>
          <table:table-cell table:formula="of:=RIGHT([.A111];LEN([.A111])-3)" office:value-type="string" office:string-value="Hugo MouraAthletico Paranaense, 24, DMC" calcext:value-type="string">
            <text:p>Hugo Moura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02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0</text:p>
          </table:table-cell>
          <table:table-cell table:formula="of:=RIGHT([.A112];LEN([.A112])-3)" office:value-type="string" office:string-value="Alan PatrickInternacional, 31, M(CLR)" calcext:value-type="string">
            <text:p>Alan PatrickInternacional, 31, 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58/Show/Matheus-Felipe" xlink:type="simple">103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9</text:p>
          </table:table-cell>
          <table:table-cell table:formula="of:=RIGHT([.A113];LEN([.A113])-3)" office:value-type="string" office:string-value="Matheus FelipeAthletico Paranaense, 23, D(C)" calcext:value-type="string">
            <text:p>Matheus FelipeAthletico Paranaense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04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9</text:p>
          </table:table-cell>
          <table:table-cell table:formula="of:=RIGHT([.A114];LEN([.A114])-3)" office:value-type="string" office:string-value="ErickAthletico Paranaense, 24, D(R),DMC" calcext:value-type="string">
            <text:p>ErickAthletico Paranaense, 24, D(R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14095/Show/Gabriel" xlink:type="simple">105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9</text:p>
          </table:table-cell>
          <table:table-cell table:formula="of:=RIGHT([.A115];LEN([.A115])-3)" office:value-type="string" office:string-value="GabrielInternacional, 30, DMC" calcext:value-type="string">
            <text:p>GabrielInternacional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06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9</text:p>
          </table:table-cell>
          <table:table-cell table:formula="of:=RIGHT([.A116];LEN([.A116])-3)" office:value-type="string" office:string-value="Nathan SilvaAtletico MG, 25, D(C),DMC" calcext:value-type="string">
            <text:p>Nathan SilvaAtletico MG, 2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107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9</text:p>
          </table:table-cell>
          <table:table-cell table:formula="of:=RIGHT([.A117];LEN([.A117])-3)" office:value-type="string" office:string-value="Pedro HenriqueInternacional, 32, AM(LR),FW" calcext:value-type="string">
            <text:p>Pedro HenriqueInternacional, 32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69/Show/Lucas-Braga" xlink:type="simple">108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9</text:p>
          </table:table-cell>
          <table:table-cell table:formula="of:=RIGHT([.A118];LEN([.A118])-3)" office:value-type="string" office:string-value="Lucas BragaSantos FC, 25, M(LR)" calcext:value-type="string">
            <text:p>Lucas BragaSantos FC, 25, 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295838/Show/Allan" xlink:type="simple">109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9</text:p>
          </table:table-cell>
          <table:table-cell table:formula="of:=RIGHT([.A119];LEN([.A119])-3)" office:value-type="string" office:string-value="AllanAtletico MG, 25, DMC" calcext:value-type="string">
            <text:p>AllanAtletico MG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11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20];LEN([.A120])-3)" office:value-type="string" office:string-value="CleitonRed Bull Bragantino, 24, GK" calcext:value-type="string">
            <text:p>CleitonRed Bull Bragantino, 24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60451/Show/Nonato" xlink:type="simple">112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69</text:p>
          </table:table-cell>
          <table:table-cell table:formula="of:=RIGHT([.A121];LEN([.A121])-3)" office:value-type="string" office:string-value="NonatoFluminense, 24, M(C)" calcext:value-type="string">
            <text:p>NonatoFluminense, 24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475/Show/Pedro" xlink:type="simple">113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9</text:p>
          </table:table-cell>
          <table:table-cell table:formula="of:=RIGHT([.A122];LEN([.A122])-3)" office:value-type="string" office:string-value="PedroFlamengo, 25, FW" calcext:value-type="string">
            <text:p>PedroFlamengo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06/Show/Natan" xlink:type="simple">114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23];LEN([.A123])-3)" office:value-type="string" office:string-value="NatanRed Bull Bragantino, 21, D(C)" calcext:value-type="string">
            <text:p>NatanRed Bull Bragantino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115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6.68</text:p>
          </table:table-cell>
          <table:table-cell table:formula="of:=RIGHT([.A124];LEN([.A124])-3)" office:value-type="string" office:string-value="Éverton RibeiroFlamengo, 33, AM(CLR)" calcext:value-type="string">
            <text:p>Éverton RibeiroFlamengo, 33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52517/Show/Vladimir" xlink:type="simple">116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95" calcext:value-type="float">
            <text:p>49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25];LEN([.A125])-3)" office:value-type="string" office:string-value="VladimirAvai FC, 33, GK" calcext:value-type="string">
            <text:p>Vladimir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27618/Show/Renzo-Saravia" xlink:type="simple">11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67</text:p>
          </table:table-cell>
          <table:table-cell table:formula="of:=RIGHT([.A126];LEN([.A126])-3)" office:value-type="string" office:string-value="Renzo SaraviaBotafogo RJ, 29, D(R),M(R)" calcext:value-type="string">
            <text:p>Renzo SaraviaBotafogo RJ, 29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63104/Show/Rony" xlink:type="simple">118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01" calcext:value-type="float">
            <text:p>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7</text:p>
          </table:table-cell>
          <table:table-cell table:formula="of:=RIGHT([.A127];LEN([.A127])-3)" office:value-type="string" office:string-value="RonyPalmeiras, 27, AM(LR),FW" calcext:value-type="string">
            <text:p>RonyPalmeiras, 27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30563/Show/Mayke" xlink:type="simple">119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67</text:p>
          </table:table-cell>
          <table:table-cell table:formula="of:=RIGHT([.A128];LEN([.A128])-3)" office:value-type="string" office:string-value="MaykePalmeiras, 29, D(R)" calcext:value-type="string">
            <text:p>MaykePalmeiras, 29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120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7</text:p>
          </table:table-cell>
          <table:table-cell table:formula="of:=RIGHT([.A129];LEN([.A129])-3)" office:value-type="string" office:string-value="Nino ParaíbaCeara, 36, D(R),M(R)" calcext:value-type="string">
            <text:p>Nino ParaíbaCeara, 36, D(R),M(R)</text:p>
          </table:table-cell>
        </table:table-row>
        <table:table-row table:style-name="ro5">
          <table:table-cell table:style-name="Default" table:number-columns-repeated="14"/>
          <table:table-cell table:formula="of:=RIGHT([.A130];LEN([.A130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05116/Show/Diego-Churín" xlink:type="simple">121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7</text:p>
          </table:table-cell>
          <table:table-cell table:formula="of:=RIGHT([.A131];LEN([.A131])-3)" office:value-type="string" office:string-value="Diego ChurínAtletico GO, 32, FW" calcext:value-type="string">
            <text:p>Diego ChurínAtletico GO, 3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122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6</text:p>
          </table:table-cell>
          <table:table-cell table:formula="of:=RIGHT([.A132];LEN([.A132])-3)" office:value-type="string" office:string-value="Rodrigo FernándezSantos FC, 26, DMC" calcext:value-type="string">
            <text:p>Rodrigo FernándezSantos FC, 26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23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6</text:p>
          </table:table-cell>
          <table:table-cell table:formula="of:=RIGHT([.A133];LEN([.A133])-3)" office:value-type="string" office:string-value="Caio PaulistaFluminense, 24, D(L),M(LR)" calcext:value-type="string">
            <text:p>Caio PaulistaFluminense, 24, D(L),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124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6</text:p>
          </table:table-cell>
          <table:table-cell table:formula="of:=RIGHT([.A134];LEN([.A134])-3)" office:value-type="string" office:string-value="Philipe SampaioBotafogo RJ, 27, D(C)" calcext:value-type="string">
            <text:p>Philipe SampaioBotafogo RJ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25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1.9</text:p>
          </table:table-cell>
          <table:table-cell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66</text:p>
          </table:table-cell>
          <table:table-cell table:formula="of:=RIGHT([.A135];LEN([.A135])-3)" office:value-type="string" office:string-value="Raphael VeigaPalmeiras, 27, AM(CLR)" calcext:value-type="string">
            <text:p>Raphael VeigaPalmeiras, 27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28566/Show/Germán-Conti" xlink:type="simple">126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6</text:p>
          </table:table-cell>
          <table:table-cell table:formula="of:=RIGHT([.A136];LEN([.A136])-3)" office:value-type="string" office:string-value="Germán ContiAmerica MG, 28, D(C)" calcext:value-type="string">
            <text:p>Germán ContiAmerica MG, 28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03693/Show/João-Gomes" xlink:type="simple">127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6</text:p>
          </table:table-cell>
          <table:table-cell table:formula="of:=RIGHT([.A137];LEN([.A137])-3)" office:value-type="string" office:string-value="João GomesFlamengo, 21, DMC" calcext:value-type="string">
            <text:p>João GomesFlameng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128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6</text:p>
          </table:table-cell>
          <table:table-cell table:formula="of:=RIGHT([.A138];LEN([.A138])-3)" office:value-type="string" office:string-value="Óscar RuizJuventude, 31, Forward" calcext:value-type="string">
            <text:p>Óscar RuizJuventude, 31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420319/Show/Raniele" xlink:type="simple">129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5</text:p>
          </table:table-cell>
          <table:table-cell table:formula="of:=RIGHT([.A139];LEN([.A139])-3)" office:value-type="string" office:string-value="RanieleAvai FC, 25, DMC" calcext:value-type="string">
            <text:p>RanieleAvai FC, 25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21846/Show/Lima" xlink:type="simple">130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5</text:p>
          </table:table-cell>
          <table:table-cell table:formula="of:=RIGHT([.A140];LEN([.A140])-3)" office:value-type="string" office:string-value="LimaCeara, 26, AM(CLR)" calcext:value-type="string">
            <text:p>LimaCeara, 26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7755/Show/Bruno-Silva" xlink:type="simple">13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65</text:p>
          </table:table-cell>
          <table:table-cell table:formula="of:=RIGHT([.A141];LEN([.A141])-3)" office:value-type="string" office:string-value="Bruno SilvaAvai FC, 36, M(CR)" calcext:value-type="string">
            <text:p>Bruno SilvaAvai FC, 36, 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310881/Show/Luis-Orejuela" xlink:type="simple">132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5</text:p>
          </table:table-cell>
          <table:table-cell table:formula="of:=RIGHT([.A142];LEN([.A142])-3)" office:value-type="string" office:string-value="Luis OrejuelaAthletico Paranaense, 26, D(R)" calcext:value-type="string">
            <text:p>Luis OrejuelaAthletico Paranaense, 26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0345/Show/Cássio" xlink:type="simple">133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5</text:p>
          </table:table-cell>
          <table:table-cell table:formula="of:=RIGHT([.A143];LEN([.A143])-3)" office:value-type="string" office:string-value="CássioCorinthians, 35, GK" calcext:value-type="string">
            <text:p>CássioCorinthians, 3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134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4</text:p>
          </table:table-cell>
          <table:table-cell table:formula="of:=RIGHT([.A144];LEN([.A144])-3)" office:value-type="string" office:string-value="TaisonInternacional, 34, AM(CL),FW" calcext:value-type="string">
            <text:p>TaisonInternacional, 34, A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97581/Show/Ayrton" xlink:type="simple">135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4</text:p>
          </table:table-cell>
          <table:table-cell table:formula="of:=RIGHT([.A145];LEN([.A145])-3)" office:value-type="string" office:string-value="AyrtonFlamengo, 25, D(L),M(L)" calcext:value-type="string">
            <text:p>AyrtonFlamengo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136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4</text:p>
          </table:table-cell>
          <table:table-cell table:formula="of:=RIGHT([.A146];LEN([.A146])-3)" office:value-type="string" office:string-value="Igor ViniciusSao Paulo, 25, D(R),M(R)" calcext:value-type="string">
            <text:p>Igor ViniciusSao Paulo, 25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14/Show/Jandrei" xlink:type="simple">13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47];LEN([.A147])-3)" office:value-type="string" office:string-value="JandreiSao Paulo, 29, GK" calcext:value-type="string">
            <text:p>JandreiSao Paulo, 29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30/Show/Matheuzinho" xlink:type="simple">138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3</text:p>
          </table:table-cell>
          <table:table-cell table:formula="of:=RIGHT([.A148];LEN([.A148])-3)" office:value-type="string" office:string-value="MatheuzinhoFlamengo, 21, D(R)" calcext:value-type="string">
            <text:p>MatheuzinhoFlamengo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139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3</text:p>
          </table:table-cell>
          <table:table-cell table:formula="of:=RIGHT([.A149];LEN([.A149])-3)" office:value-type="string" office:string-value="Eduardo SashaAtletico MG, 30, AM(CLR),FW" calcext:value-type="string">
            <text:p>Eduardo SashaAtletico MG, 30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17/Show/Alemão" xlink:type="simple">141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8)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6.63</text:p>
          </table:table-cell>
          <table:table-cell table:formula="of:=RIGHT([.A150];LEN([.A150])-3)" office:value-type="string" office:string-value="AlemãoInternacional, 24, FW" calcext:value-type="string">
            <text:p>AlemãoInternacional, 2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142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63</text:p>
          </table:table-cell>
          <table:table-cell table:formula="of:=RIGHT([.A151];LEN([.A151])-3)" office:value-type="string" office:string-value="Igor GomesSao Paulo, 23, M(CLR)" calcext:value-type="string">
            <text:p>Igor GomesSao Paulo, 23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143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61</text:p>
          </table:table-cell>
          <table:table-cell table:formula="of:=RIGHT([.A152];LEN([.A152])-3)" office:value-type="string" office:string-value="Gabriel VeronPalmeiras, 19, AM(LR)" calcext:value-type="string">
            <text:p>Gabriel VeronPalmeiras, 19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18965/Show/Matheus-Alexandre" xlink:type="simple">144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2" calcext:value-type="float">
            <text:p>56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1</text:p>
          </table:table-cell>
          <table:table-cell table:formula="of:=RIGHT([.A153];LEN([.A153])-3)" office:value-type="string" office:string-value="Matheus AlexandreCoritiba, 23, D(R)" calcext:value-type="string">
            <text:p>Matheus AlexandreCoritiba, 23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71/Show/Rafael-Forster" xlink:type="simple">145Rafael Forster</text:a><text:a xlink:href="https://1xbet.whoscored.com/Teams/1220/Show/Brazil-Juventude" xlink:type="simple">Juventude, </text:a>32, D(CL),DMC</text:p>
          </table:table-cell>
          <table:table-cell office:value-type="string" calcext:value-type="string">
            <text:p><text:a xlink:href="https://1xbet.whoscored.com/Players/279571/Show/Rafael-Forster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  <table:table-cell table:formula="of:=RIGHT([.A154];LEN([.A154])-3)" office:value-type="string" office:string-value="Rafael ForsterJuventude, 32, D(CL),DMC" calcext:value-type="string">
            <text:p>Rafael ForsterJuventude, 32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32/Show/Kaique-Rocha" xlink:type="simple">146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5];LEN([.A155])-3)" office:value-type="string" office:string-value="Kaique RochaInternacional, 21, D(C)" calcext:value-type="string">
            <text:p>Kaique RochaInternacional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689/Show/Gabriel-Mercado" xlink:type="simple">147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1</text:p>
          </table:table-cell>
          <table:table-cell table:formula="of:=RIGHT([.A156];LEN([.A156])-3)" office:value-type="string" office:string-value="Gabriel MercadoInternacional, 35, D(CR)" calcext:value-type="string">
            <text:p>Gabriel MercadoInternacional, 35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148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1</text:p>
          </table:table-cell>
          <table:table-cell table:formula="of:=RIGHT([.A157];LEN([.A157])-3)" office:value-type="string" office:string-value="Wellington RatoAtletico GO, 30, AM(LR),FW" calcext:value-type="string">
            <text:p>Wellington RatoAtletico GO, 30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149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0</text:p>
          </table:table-cell>
          <table:table-cell table:formula="of:=RIGHT([.A158];LEN([.A158])-3)" office:value-type="string" office:string-value="Andreas PereiraFlamengo, 26, M(CLR)" calcext:value-type="string">
            <text:p>Andreas PereiraFlamengo, 26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151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0</text:p>
          </table:table-cell>
          <table:table-cell table:formula="of:=RIGHT([.A159];LEN([.A159])-3)" office:value-type="string" office:string-value="Lucas FernandesBotafogo RJ, 24, M(CL),FW" calcext:value-type="string">
            <text:p>Lucas FernandesBotafogo RJ, 24, 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6913/Show/Alê" xlink:type="simple">152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0</text:p>
          </table:table-cell>
          <table:table-cell table:formula="of:=RIGHT([.A160];LEN([.A160])-3)" office:value-type="string" office:string-value="AlêAmerica MG, 32, M(C)" calcext:value-type="string">
            <text:p>AlêAmerica MG, 32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01711/Show/Élvis" xlink:type="simple">153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0</text:p>
          </table:table-cell>
          <table:table-cell table:formula="of:=RIGHT([.A161];LEN([.A161])-3)" office:value-type="string" office:string-value="ÉlvisGoias, 31, AM(C)" calcext:value-type="string">
            <text:p>ÉlvisGoias, 31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37971/Show/Bruno-Pacheco" xlink:type="simple">154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0</text:p>
          </table:table-cell>
          <table:table-cell table:formula="of:=RIGHT([.A162];LEN([.A162])-3)" office:value-type="string" office:string-value="Bruno PachecoCeara, 30, D(L)" calcext:value-type="string">
            <text:p>Bruno PachecoCeara, 30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49/Show/Hugo" xlink:type="simple">155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9</text:p>
          </table:table-cell>
          <table:table-cell table:formula="of:=RIGHT([.A163];LEN([.A163])-3)" office:value-type="string" office:string-value="HugoBotafogo RJ, 20, D(L),M(L)" calcext:value-type="string">
            <text:p>HugoBotafogo RJ, 20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156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9</text:p>
          </table:table-cell>
          <table:table-cell table:formula="of:=RIGHT([.A164];LEN([.A164])-3)" office:value-type="string" office:string-value="Gabriel MeninoPalmeiras, 21, D(R),M(CR)" calcext:value-type="string">
            <text:p>Gabriel MeninoPalmeiras, 21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57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8</text:p>
          </table:table-cell>
          <table:table-cell table:formula="of:=RIGHT([.A165];LEN([.A165])-3)" office:value-type="string" office:string-value="Róger GuedesCorinthians, 25, AM(CLR),FW" calcext:value-type="string">
            <text:p>Róger GuedesCorinthians, 2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609/Show/Uendel" xlink:type="simple">158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  <table:table-cell table:formula="of:=RIGHT([.A166];LEN([.A166])-3)" office:value-type="string" office:string-value="UendelCuiaba, 33, D(L)" calcext:value-type="string">
            <text:p>UendelCuiaba, 33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55663/Show/Everson" xlink:type="simple">159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167];LEN([.A167])-3)" office:value-type="string" office:string-value="EversonAtletico MG, 32, GK" calcext:value-type="string">
            <text:p>EversonAtletico MG, 32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2/Show/Alef-Manga" xlink:type="simple">161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7</text:p>
          </table:table-cell>
          <table:table-cell table:formula="of:=RIGHT([.A168];LEN([.A168])-3)" office:value-type="string" office:string-value="Alef MangaCoritiba, 27, AM(R)" calcext:value-type="string">
            <text:p>Alef MangaCoritiba, 2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162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57</text:p>
          </table:table-cell>
          <table:table-cell table:formula="of:=RIGHT([.A169];LEN([.A169])-3)" office:value-type="string" office:string-value="Gabriel BarbosaFlamengo, 25, AM(LR),FW" calcext:value-type="string">
            <text:p>Gabriel BarbosaFlamengo, 25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54846/Show/Víctor-Cantillo" xlink:type="simple">163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498" calcext:value-type="float">
            <text:p>49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  <table:table-cell table:formula="of:=RIGHT([.A170];LEN([.A170])-3)" office:value-type="string" office:string-value="Víctor CantilloCorinthians, 28, DMC" calcext:value-type="string">
            <text:p>Víctor CantilloCorinthians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164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6</text:p>
          </table:table-cell>
          <table:table-cell table:formula="of:=RIGHT([.A171];LEN([.A171])-3)" office:value-type="string" office:string-value="Lucas PitonCorinthians, 21, D(L),M(L)" calcext:value-type="string">
            <text:p>Lucas PitonCorinthians, 21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58737/Show/Raúl" xlink:type="simple">165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6</text:p>
          </table:table-cell>
          <table:table-cell table:formula="of:=RIGHT([.A172];LEN([.A172])-3)" office:value-type="string" office:string-value="RaúlRed Bull Bragantino, 26, D(R),DMC" calcext:value-type="string">
            <text:p>RaúlRed Bull Bragantino, 26, D(R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25792/Show/Bressan" xlink:type="simple">166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  <table:table-cell table:formula="of:=RIGHT([.A173];LEN([.A173])-3)" office:value-type="string" office:string-value="BressanAvai FC, 29, D(CR)" calcext:value-type="string">
            <text:p>BressanAvai FC, 29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167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6</text:p>
          </table:table-cell>
          <table:table-cell table:formula="of:=RIGHT([.A174];LEN([.A174])-3)" office:value-type="string" office:string-value="Ramon MenezesAtletico GO, 27, D(C),DMC" calcext:value-type="string">
            <text:p>Ramon MenezesAtletico GO, 27, D(C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67199/Show/Míchel-Macedo" xlink:type="simple">168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6</text:p>
          </table:table-cell>
          <table:table-cell table:formula="of:=RIGHT([.A175];LEN([.A175])-3)" office:value-type="string" office:string-value="Míchel MacedoCeara, 32, D(R)" calcext:value-type="string">
            <text:p>Míchel MacedoCeara, 32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7090/Show/Dadá-Belmonte" xlink:type="simple">16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56</text:p>
          </table:table-cell>
          <table:table-cell table:formula="of:=RIGHT([.A176];LEN([.A176])-3)" office:value-type="string" office:string-value="Dadá BelmonteGoias, 25, M(L)" calcext:value-type="string">
            <text:p>Dadá BelmonteGoias, 25, 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171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6</text:p>
          </table:table-cell>
          <table:table-cell table:formula="of:=RIGHT([.A177];LEN([.A177])-3)" office:value-type="string" office:string-value="Raúl CáceresAmerica MG, 30, D(R)" calcext:value-type="string">
            <text:p>Raúl CáceresAmerica MG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5770/Show/Pedrinho" xlink:type="simple">172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5</text:p>
          </table:table-cell>
          <table:table-cell table:formula="of:=RIGHT([.A178];LEN([.A178])-3)" office:value-type="string" office:string-value="PedrinhoAthletico Paranaense, 20, Defender" calcext:value-type="string">
            <text:p>PedrinhoAthletico Paranaense, 20, Defender</text:p>
          </table:table-cell>
        </table:table-row>
        <table:table-row table:style-name="ro3">
          <table:table-cell office:value-type="string" calcext:value-type="string">
            <text:p><text:a xlink:href="https://1xbet.whoscored.com/Players/364717/Show/Caetano" xlink:type="simple">173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5</text:p>
          </table:table-cell>
          <table:table-cell table:formula="of:=RIGHT([.A179];LEN([.A179])-3)" office:value-type="string" office:string-value="CaetanoGoias, 23, D(C)" calcext:value-type="string">
            <text:p>CaetanoGoias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01/Show/Chico" xlink:type="simple">17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5</text:p>
          </table:table-cell>
          <table:table-cell table:formula="of:=RIGHT([.A180];LEN([.A180])-3)" office:value-type="string" office:string-value="ChicoJuventude, 31, AM(CLR)" calcext:value-type="string">
            <text:p>ChicoJuventude, 31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49707/Show/Matheus-Fernandes" xlink:type="simple">175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5</text:p>
          </table:table-cell>
          <table:table-cell table:formula="of:=RIGHT([.A181];LEN([.A181])-3)" office:value-type="string" office:string-value="Matheus FernandesAthletico Paranaense, 24, DMC" calcext:value-type="string">
            <text:p>Matheus FernandesAthletico Paranaense, 24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755/Show/Rafinha" xlink:type="simple">176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5</text:p>
          </table:table-cell>
          <table:table-cell table:formula="of:=RIGHT([.A182];LEN([.A182])-3)" office:value-type="string" office:string-value="RafinhaSao Paulo, 36, D(CLR),M(R)" calcext:value-type="string">
            <text:p>RafinhaSao Paulo, 36, D(CL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60373/Show/Erick" xlink:type="simple">177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1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4</text:p>
          </table:table-cell>
          <table:table-cell table:formula="of:=RIGHT([.A183];LEN([.A183])-3)" office:value-type="string" office:string-value="ErickCeara, 24, AM(LR)" calcext:value-type="string">
            <text:p>ErickCeara, 24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99/Show/Germán-Cano" xlink:type="simple">178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4</text:p>
          </table:table-cell>
          <table:table-cell table:formula="of:=RIGHT([.A184];LEN([.A184])-3)" office:value-type="string" office:string-value="Germán CanoFluminense, 34, FW" calcext:value-type="string">
            <text:p>Germán CanoFluminense, 34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970/Show/Fellipe-Bastos" xlink:type="simple">179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4</text:p>
          </table:table-cell>
          <table:table-cell table:formula="of:=RIGHT([.A185];LEN([.A185])-3)" office:value-type="string" office:string-value="Fellipe BastosGoias, 32, DMC" calcext:value-type="string">
            <text:p>Fellipe BastosGoias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2464/Show/Rodrigo-Caio" xlink:type="simple">180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6];LEN([.A186])-3)" office:value-type="string" office:string-value="Rodrigo CaioFlamengo, 28, D(CR),DMC" calcext:value-type="string">
            <text:p>Rodrigo CaioFlamengo, 28, D(CR),DMC</text:p>
          </table:table-cell>
        </table:table-row>
        <table:table-row table:style-name="ro5">
          <table:table-cell table:style-name="Default" table:number-columns-repeated="14"/>
          <table:table-cell table:formula="of:=RIGHT([.A187];LEN([.A18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181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4</text:p>
          </table:table-cell>
          <table:table-cell table:formula="of:=RIGHT([.A188];LEN([.A188])-3)" office:value-type="string" office:string-value="Rafael RamosCorinthians, 27, D(R)" calcext:value-type="string">
            <text:p>Rafael RamosCorinthians, 27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75970/Show/Ricardo-Bueno" xlink:type="simple">182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54</text:p>
          </table:table-cell>
          <table:table-cell table:formula="of:=RIGHT([.A189];LEN([.A189])-3)" office:value-type="string" office:string-value="Ricardo BuenoJuventude, 35, FW" calcext:value-type="string">
            <text:p>Ricardo BuenoJuventude, 35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360050/Show/David-Terans" xlink:type="simple">183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3</text:p>
          </table:table-cell>
          <table:table-cell table:formula="of:=RIGHT([.A190];LEN([.A190])-3)" office:value-type="string" office:string-value="David TeransAthletico Paranaense, 28, AM(CL)" calcext:value-type="string">
            <text:p>David TeransAthletico Paranaense, 28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68249/Show/Camacho" xlink:type="simple">18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4" calcext:value-type="float">
            <text:p>35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53</text:p>
          </table:table-cell>
          <table:table-cell table:formula="of:=RIGHT([.A191];LEN([.A191])-3)" office:value-type="string" office:string-value="CamachoSantos FC, 32, DMC" calcext:value-type="string">
            <text:p>CamachoSantos FC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185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3</text:p>
          </table:table-cell>
          <table:table-cell table:formula="of:=RIGHT([.A192];LEN([.A192])-3)" office:value-type="string" office:string-value="Patrick de PaulaBotafogo RJ, 22, DMC" calcext:value-type="string">
            <text:p>Patrick de PaulaBotafogo RJ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3</text:p>
          </table:table-cell>
          <table:table-cell table:formula="of:=RIGHT([.A193];LEN([.A193])-3)" office:value-type="string" office:string-value="JuninhoAmerica MG, 34, D(L),M(CR)" calcext:value-type="string">
            <text:p>JuninhoAmerica MG, 34, D(L),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8265/Show/Fábio-Santos" xlink:type="simple">18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3</text:p>
          </table:table-cell>
          <table:table-cell table:formula="of:=RIGHT([.A194];LEN([.A194])-3)" office:value-type="string" office:string-value="Fábio SantosCorinthians, 36, D(L)" calcext:value-type="string">
            <text:p>Fábio SantosCorinthians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188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3</text:p>
          </table:table-cell>
          <table:table-cell table:formula="of:=RIGHT([.A195];LEN([.A195])-3)" office:value-type="string" office:string-value="João CardosoInternacional, 20, DMC" calcext:value-type="string">
            <text:p>João CardosoInternacional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0449/Show/Alisson" xlink:type="simple">189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3</text:p>
          </table:table-cell>
          <table:table-cell table:formula="of:=RIGHT([.A196];LEN([.A196])-3)" office:value-type="string" office:string-value="AlissonSao Paulo, 29, AM(CLR)" calcext:value-type="string">
            <text:p>AlissonSao Paulo, 29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191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3</text:p>
          </table:table-cell>
          <table:table-cell table:formula="of:=RIGHT([.A197];LEN([.A197])-3)" office:value-type="string" office:string-value="PatricAmerica MG, 33, D(LR),M(R)" calcext:value-type="string">
            <text:p>PatricAmerica MG, 33, D(L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07747/Show/Rubens" xlink:type="simple">19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3</text:p>
          </table:table-cell>
          <table:table-cell table:formula="of:=RIGHT([.A198];LEN([.A198])-3)" office:value-type="string" office:string-value="RubensAtletico MG, 21, D(L)" calcext:value-type="string">
            <text:p>RubensAtletico MG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19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2</text:p>
          </table:table-cell>
          <table:table-cell table:formula="of:=RIGHT([.A199];LEN([.A199])-3)" office:value-type="string" office:string-value="Fabricio BustosInternacional, 26, D(R)" calcext:value-type="string">
            <text:p>Fabricio BustosInternacional, 26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110930/Show/Reinaldo" xlink:type="simple">194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2</text:p>
          </table:table-cell>
          <table:table-cell table:formula="of:=RIGHT([.A200];LEN([.A200])-3)" office:value-type="string" office:string-value="ReinaldoSao Paulo, 32, D(L),M(L)" calcext:value-type="string">
            <text:p>ReinaldoSao Paulo, 32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38202/Show/Rwan" xlink:type="simple">195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52</text:p>
          </table:table-cell>
          <table:table-cell table:formula="of:=RIGHT([.A201];LEN([.A201])-3)" office:value-type="string" office:string-value="RwanSantos FC, 21, Forward" calcext:value-type="string">
            <text:p>RwanSantos FC, 21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380777/Show/Pedrinho" xlink:type="simple">196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2</text:p>
          </table:table-cell>
          <table:table-cell table:formula="of:=RIGHT([.A202];LEN([.A202])-3)" office:value-type="string" office:string-value="PedrinhoAmerica MG, 22, AM(CL)" calcext:value-type="string">
            <text:p>PedrinhoAmerica MG, 22, A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54/Show/Gabriel-Lacerda" xlink:type="simple">197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2</text:p>
          </table:table-cell>
          <table:table-cell table:formula="of:=RIGHT([.A203];LEN([.A203])-3)" office:value-type="string" office:string-value="Gabriel LacerdaCeara, 22, D(C)" calcext:value-type="string">
            <text:p>Gabriel LacerdaCeara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28/Show/Abner" xlink:type="simple">198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2</text:p>
          </table:table-cell>
          <table:table-cell table:formula="of:=RIGHT([.A204];LEN([.A204])-3)" office:value-type="string" office:string-value="AbnerAthletico Paranaense, 22, D(L),M(L)" calcext:value-type="string">
            <text:p>AbnerAthletico Paranaense, 22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280244/Show/Patrick" xlink:type="simple">199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52</text:p>
          </table:table-cell>
          <table:table-cell table:formula="of:=RIGHT([.A205];LEN([.A205])-3)" office:value-type="string" office:string-value="PatrickSao Paulo, 30, M(CL)" calcext:value-type="string">
            <text:p>PatrickSao Paulo, 30, 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921/Show/Hayner" xlink:type="simple">200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51</text:p>
          </table:table-cell>
          <table:table-cell table:formula="of:=RIGHT([.A206];LEN([.A206])-3)" office:value-type="string" office:string-value="HaynerAtletico GO, 26, D(R)" calcext:value-type="string">
            <text:p>HaynerAtletico GO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201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1</text:p>
          </table:table-cell>
          <table:table-cell table:formula="of:=RIGHT([.A207];LEN([.A207])-3)" office:value-type="string" office:string-value="Lucas KalAmerica MG, 26, D(CL),DMC" calcext:value-type="string">
            <text:p>Lucas KalAmerica MG, 26, D(CL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6763/Show/Isidro-Pitta" xlink:type="simple">202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1</text:p>
          </table:table-cell>
          <table:table-cell table:formula="of:=RIGHT([.A208];LEN([.A208])-3)" office:value-type="string" office:string-value="Isidro PittaJuventude, 23, FW" calcext:value-type="string">
            <text:p>Isidro PittaJuventude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0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1</text:p>
          </table:table-cell>
          <table:table-cell table:formula="of:=RIGHT([.A209];LEN([.A209])-3)" office:value-type="string" office:string-value="Diego CostaSao Paulo, 23, D(C)" calcext:value-type="string">
            <text:p>Diego CostaSao Paulo, 23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31608/Show/Thalisson-Kelven" xlink:type="simple">204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1</text:p>
          </table:table-cell>
          <table:table-cell table:formula="of:=RIGHT([.A210];LEN([.A210])-3)" office:value-type="string" office:string-value="Thalisson KelvenJuventude, 24, D(C)" calcext:value-type="string">
            <text:p>Thalisson KelvenJuventud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205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0</text:p>
          </table:table-cell>
          <table:table-cell table:formula="of:=RIGHT([.A211];LEN([.A211])-3)" office:value-type="string" office:string-value="Luiz FernandoAtletico GO, 25, AM(CLR)" calcext:value-type="string">
            <text:p>Luiz FernandoAtletico GO, 25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02/Show/Fernando-Sobral" xlink:type="simple">206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0</text:p>
          </table:table-cell>
          <table:table-cell table:formula="of:=RIGHT([.A212];LEN([.A212])-3)" office:value-type="string" office:string-value="Fernando SobralCeara, 27, M(CLR)" calcext:value-type="string">
            <text:p>Fernando SobralCeara, 27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74560/Show/Willian-Farias" xlink:type="simple">207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0</text:p>
          </table:table-cell>
          <table:table-cell table:formula="of:=RIGHT([.A213];LEN([.A213])-3)" office:value-type="string" office:string-value="Willian FariasCoritiba, 33, DMC" calcext:value-type="string">
            <text:p>Willian FariasCoritiba, 33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41538/Show/Alan-Empereur" xlink:type="simple">208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0</text:p>
          </table:table-cell>
          <table:table-cell table:formula="of:=RIGHT([.A214];LEN([.A214])-3)" office:value-type="string" office:string-value="Alan EmpereurCuiaba, 28, D(C)" calcext:value-type="string">
            <text:p>Alan EmpereurCuiaba, 28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16800/Show/Moraes" xlink:type="simple">209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0</text:p>
          </table:table-cell>
          <table:table-cell table:formula="of:=RIGHT([.A215];LEN([.A215])-3)" office:value-type="string" office:string-value="MoraesJuventude, 24, D(L)" calcext:value-type="string">
            <text:p>MoraesJuventude, 24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8/Show/Val" xlink:type="simple">21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49</text:p>
          </table:table-cell>
          <table:table-cell table:formula="of:=RIGHT([.A216];LEN([.A216])-3)" office:value-type="string" office:string-value="ValCoritiba, 25, DMC" calcext:value-type="string">
            <text:p>ValCoritiba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6880/Show/Paulo-Miranda" xlink:type="simple">211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9</text:p>
          </table:table-cell>
          <table:table-cell table:formula="of:=RIGHT([.A217];LEN([.A217])-3)" office:value-type="string" office:string-value="Paulo MirandaJuventude, 34, D(CR)" calcext:value-type="string">
            <text:p>Paulo MirandaJuventude, 34, D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389158/Show/Welington" xlink:type="simple">212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8</text:p>
          </table:table-cell>
          <table:table-cell table:formula="of:=RIGHT([.A218];LEN([.A218])-3)" office:value-type="string" office:string-value="WelingtonSao Paulo, 21, D(L),M(L)" calcext:value-type="string">
            <text:p>WelingtonSao Paulo, 21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248121/Show/Thiago-Maia" xlink:type="simple">213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8</text:p>
          </table:table-cell>
          <table:table-cell table:formula="of:=RIGHT([.A219];LEN([.A219])-3)" office:value-type="string" office:string-value="Thiago MaiaFlamengo, 25, DMC" calcext:value-type="string">
            <text:p>Thiago MaiaFlamengo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75/Show/Yago-Felipe" xlink:type="simple">214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7</text:p>
          </table:table-cell>
          <table:table-cell table:formula="of:=RIGHT([.A220];LEN([.A220])-3)" office:value-type="string" office:string-value="Yago FelipeFluminense, 27, M(CLR)" calcext:value-type="string">
            <text:p>Yago FelipeFluminense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262/Show/Hyoran" xlink:type="simple">215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7</text:p>
          </table:table-cell>
          <table:table-cell table:formula="of:=RIGHT([.A221];LEN([.A221])-3)" office:value-type="string" office:string-value="HyoranRed Bull Bragantino, 29, M(CLR)" calcext:value-type="string">
            <text:p>HyoranRed Bull Bragantino, 29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51/Show/Wesley" xlink:type="simple">216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47</text:p>
          </table:table-cell>
          <table:table-cell table:formula="of:=RIGHT([.A222];LEN([.A222])-3)" office:value-type="string" office:string-value="WesleyPalmeiras, 23, AM(L)" calcext:value-type="string">
            <text:p>WesleyPalmeiras, 23, A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60371/Show/Everaldo" xlink:type="simple">217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7</text:p>
          </table:table-cell>
          <table:table-cell table:formula="of:=RIGHT([.A223];LEN([.A223])-3)" office:value-type="string" office:string-value="EveraldoAmerica MG, 28, AM(CLR)" calcext:value-type="string">
            <text:p>EveraldoAmerica MG, 28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26410/Show/Egídio" xlink:type="simple">21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1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47</text:p>
          </table:table-cell>
          <table:table-cell table:formula="of:=RIGHT([.A224];LEN([.A224])-3)" office:value-type="string" office:string-value="EgídioCoritiba, 36, D(L)" calcext:value-type="string">
            <text:p>EgídioCoritiba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219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6</text:p>
          </table:table-cell>
          <table:table-cell table:formula="of:=RIGHT([.A225];LEN([.A225])-3)" office:value-type="string" office:string-value="Paulo HenriqueJuventude, 26, D(R),M(R)" calcext:value-type="string">
            <text:p>Paulo HenriqueJuventude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220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6</text:p>
          </table:table-cell>
          <table:table-cell table:formula="of:=RIGHT([.A226];LEN([.A226])-3)" office:value-type="string" office:string-value="David LuizFlamengo, 35, D(C),DMC" calcext:value-type="string">
            <text:p>David LuizFlamengo, 35, D(C),DMC</text:p>
          </table:table-cell>
        </table:table-row>
        <table:table-row table:style-name="ro5">
          <table:table-cell table:style-name="Default" table:number-columns-repeated="14"/>
          <table:table-cell table:formula="of:=RIGHT([.A227];LEN([.A227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39240/Show/Pedrinho" xlink:type="simple">22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6</text:p>
          </table:table-cell>
          <table:table-cell table:formula="of:=RIGHT([.A228];LEN([.A228])-3)" office:value-type="string" office:string-value="PedrinhoGoias, 18, Forward" calcext:value-type="string">
            <text:p>PedrinhoGoias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222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6</text:p>
          </table:table-cell>
          <table:table-cell table:formula="of:=RIGHT([.A229];LEN([.A229])-3)" office:value-type="string" office:string-value="Luis OyamaBotafogo RJ, 25, DMC" calcext:value-type="string">
            <text:p>Luis OyamaBotafogo RJ, 25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56762/Show/Richardson" xlink:type="simple">223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5</text:p>
          </table:table-cell>
          <table:table-cell table:formula="of:=RIGHT([.A230];LEN([.A230])-3)" office:value-type="string" office:string-value="RichardsonCeara, 30, DMC" calcext:value-type="string">
            <text:p>RichardsonCeara, 3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43/Show/Kelvin-Osorio" xlink:type="simple">224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5</text:p>
          </table:table-cell>
          <table:table-cell table:formula="of:=RIGHT([.A231];LEN([.A231])-3)" office:value-type="string" office:string-value="Kelvin OsorioCuiaba, 28, M(C)" calcext:value-type="string">
            <text:p>Kelvin OsorioCuiaba, 28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28702/Show/Edson" xlink:type="simple">225Edson</text:a><text:a xlink:href="https://1xbet.whoscored.com/Teams/6368/Show/Brazil-Atletico-GO" xlink:type="simple">Atletico GO, </text:a>31, D(C),DMC</text:p>
          </table:table-cell>
          <table:table-cell office:value-type="string" calcext:value-type="string">
            <text:p><text:a xlink:href="https://1xbet.whoscored.com/Players/228702/Show/Ed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45</text:p>
          </table:table-cell>
          <table:table-cell table:formula="of:=RIGHT([.A232];LEN([.A232])-3)" office:value-type="string" office:string-value="EdsonAtletico GO, 31, D(C),DMC" calcext:value-type="string">
            <text:p>EdsonAtletico GO, 31, D(C),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48/Show/Romildo" xlink:type="simple">226Romild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399248/Show/Romild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5</text:p>
          </table:table-cell>
          <table:table-cell table:formula="of:=RIGHT([.A233];LEN([.A233])-3)" office:value-type="string" office:string-value="RomildoBotafogo RJ, 22, Midfielder" calcext:value-type="string">
            <text:p>RomildoBotafogo RJ, 22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149141/Show/Alex-Muralha" xlink:type="simple">227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4];LEN([.A234])-3)" office:value-type="string" office:string-value="Alex MuralhaCoritiba, 32, GK" calcext:value-type="string">
            <text:p>Alex MuralhaCoritiba, 32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376939/Show/João-Lucas" xlink:type="simple">228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4</text:p>
          </table:table-cell>
          <table:table-cell table:formula="of:=RIGHT([.A235];LEN([.A235])-3)" office:value-type="string" office:string-value="João LucasCuiaba, 24, D(R)" calcext:value-type="string">
            <text:p>João LucasCuiaba, 24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97/Show/Ronald" xlink:type="simple">229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44</text:p>
          </table:table-cell>
          <table:table-cell table:formula="of:=RIGHT([.A236];LEN([.A236])-3)" office:value-type="string" office:string-value="RonaldFortaleza, 25, M(C)" calcext:value-type="string">
            <text:p>RonaldFortaleza, 25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1061/Show/Wellington" xlink:type="simple">231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71" calcext:value-type="float">
            <text:p>37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3</text:p>
          </table:table-cell>
          <table:table-cell table:formula="of:=RIGHT([.A237];LEN([.A237])-3)" office:value-type="string" office:string-value="WellingtonFluminense, 31, DMC" calcext:value-type="string">
            <text:p>WellingtonFluminense, 3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232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43</text:p>
          </table:table-cell>
          <table:table-cell table:formula="of:=RIGHT([.A238];LEN([.A238])-3)" office:value-type="string" office:string-value="Matheus MartinsFluminense, 19, Midfielder" calcext:value-type="string">
            <text:p>Matheus MartinsFluminense, 19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35298/Show/Marcelo-Boeck" xlink:type="simple">233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39];LEN([.A239])-3)" office:value-type="string" office:string-value="Marcelo BoeckFortaleza, 37, GK" calcext:value-type="string">
            <text:p>Marcelo BoeckFortaleza, 3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234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3</text:p>
          </table:table-cell>
          <table:table-cell table:formula="of:=RIGHT([.A240];LEN([.A240])-3)" office:value-type="string" office:string-value="Lucas CrispimFortaleza, 28, M(CLR)" calcext:value-type="string">
            <text:p>Lucas CrispimFortaleza, 28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49212/Show/Bissoli" xlink:type="simple">235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43</text:p>
          </table:table-cell>
          <table:table-cell table:formula="of:=RIGHT([.A241];LEN([.A241])-3)" office:value-type="string" office:string-value="BissoliAvai FC, 24, FW" calcext:value-type="string">
            <text:p>BissoliAvai FC, 24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9247/Show/Hugo-Souza" xlink:type="simple">23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42];LEN([.A242])-3)" office:value-type="string" office:string-value="Hugo SouzaFlamengo, 23, GK" calcext:value-type="string">
            <text:p>Hugo SouzaFlamengo, 23, GK</text:p>
          </table:table-cell>
        </table:table-row>
        <table:table-row table:style-name="ro3">
          <table:table-cell office:value-type="string" calcext:value-type="string">
            <text:p><text:a xlink:href="https://1xbet.whoscored.com/Players/253345/Show/Renato" xlink:type="simple">237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2</text:p>
          </table:table-cell>
          <table:table-cell table:formula="of:=RIGHT([.A243];LEN([.A243])-3)" office:value-type="string" office:string-value="RenatoAvai FC, 32, D(R),M(R)" calcext:value-type="string">
            <text:p>RenatoAvai FC, 32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66/Show/Maguinho" xlink:type="simple">23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2</text:p>
          </table:table-cell>
          <table:table-cell table:formula="of:=RIGHT([.A244];LEN([.A244])-3)" office:value-type="string" office:string-value="MaguinhoGoias, 30, D(R)" calcext:value-type="string">
            <text:p>MaguinhoGoias, 30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114098/Show/Vitinho" xlink:type="simple">239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.42</text:p>
          </table:table-cell>
          <table:table-cell table:formula="of:=RIGHT([.A245];LEN([.A245])-3)" office:value-type="string" office:string-value="VitinhoFlamengo, 28, AM(CLR),FW" calcext:value-type="string">
            <text:p>Vitinho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240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2</text:p>
          </table:table-cell>
          <table:table-cell table:formula="of:=RIGHT([.A246];LEN([.A246])-3)" office:value-type="string" office:string-value="Felipe MeloFluminense, 39, D(C),M(C)" calcext:value-type="string">
            <text:p>Felipe MeloFluminense, 39, D(C),M(C)</text:p>
          </table:table-cell>
        </table:table-row>
        <table:table-row table:style-name="ro5">
          <table:table-cell table:style-name="Default" table:number-columns-repeated="14"/>
          <table:table-cell table:formula="of:=RIGHT([.A247];LEN([.A247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84420/Show/Sandry" xlink:type="simple">241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2</text:p>
          </table:table-cell>
          <table:table-cell table:formula="of:=RIGHT([.A248];LEN([.A248])-3)" office:value-type="string" office:string-value="SandrySantos FC, 19, DMC" calcext:value-type="string">
            <text:p>SandrySantos FC, 19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242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2</text:p>
          </table:table-cell>
          <table:table-cell table:formula="of:=RIGHT([.A249];LEN([.A249])-3)" office:value-type="string" office:string-value="Danilo BarcelosGoias, 30, D(L),M(CL)" calcext:value-type="string">
            <text:p>Danilo BarcelosGoias, 30, D(L),M(CL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37/Show/Brayan-Ceballos" xlink:type="simple">243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2</text:p>
          </table:table-cell>
          <table:table-cell table:formula="of:=RIGHT([.A250];LEN([.A250])-3)" office:value-type="string" office:string-value="Brayan CeballosFortaleza, 21, D(C)" calcext:value-type="string">
            <text:p>Brayan CeballosFortaleza, 2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40/Show/Hércules" xlink:type="simple">244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42</text:p>
          </table:table-cell>
          <table:table-cell table:formula="of:=RIGHT([.A251];LEN([.A251])-3)" office:value-type="string" office:string-value="HérculesFortaleza, 21, M(C)" calcext:value-type="string">
            <text:p>HérculesFortaleza, 21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245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2</text:p>
          </table:table-cell>
          <table:table-cell table:formula="of:=RIGHT([.A252];LEN([.A252])-3)" office:value-type="string" office:string-value="Gabriel BaralhasAtletico GO, 23, DMC" calcext:value-type="string">
            <text:p>Gabriel BaralhasAtletico GO, 23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243476/Show/Matheus-Sales" xlink:type="simple">246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2</text:p>
          </table:table-cell>
          <table:table-cell table:formula="of:=RIGHT([.A253];LEN([.A253])-3)" office:value-type="string" office:string-value="Matheus SalesGoias, 27, M(C)" calcext:value-type="string">
            <text:p>Matheus SalesGoias, 27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247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42</text:p>
          </table:table-cell>
          <table:table-cell table:formula="of:=RIGHT([.A254];LEN([.A254])-3)" office:value-type="string" office:string-value="Daniel BorgesBotafogo RJ, 29, D(LR)" calcext:value-type="string">
            <text:p>Daniel BorgesBotafogo RJ, 29, D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248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2</text:p>
          </table:table-cell>
          <table:table-cell table:formula="of:=RIGHT([.A255];LEN([.A255])-3)" office:value-type="string" office:string-value="WandersonInternacional, 27, AM(LR),FW" calcext:value-type="string">
            <text:p>WandersonInternacional, 27, AM(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36102/Show/Tomás-Cuello" xlink:type="simple">249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1</text:p>
          </table:table-cell>
          <table:table-cell table:formula="of:=RIGHT([.A256];LEN([.A256])-3)" office:value-type="string" office:string-value="Tomás CuelloAthletico Paranaense, 22, AM(L)" calcext:value-type="string">
            <text:p>Tomás CuelloAthletico Paranaense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250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41</text:p>
          </table:table-cell>
          <table:table-cell table:formula="of:=RIGHT([.A257];LEN([.A257])-3)" office:value-type="string" office:string-value="William PottkerAvai FC, 28, AM(LR),FW" calcext:value-type="string">
            <text:p>William PottkerAvai FC, 28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64190/Show/Alesson" xlink:type="simple">251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1</text:p>
          </table:table-cell>
          <table:table-cell table:formula="of:=RIGHT([.A258];LEN([.A258])-3)" office:value-type="string" office:string-value="AlessonCuiaba, 23, AM(R)" calcext:value-type="string">
            <text:p>AlessonCuiaba, 23, A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18677/Show/Douglas-Friedrich" xlink:type="simple">252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59];LEN([.A259])-3)" office:value-type="string" office:string-value="Douglas FriedrichAvai FC, 33, GK" calcext:value-type="string">
            <text:p>Douglas Friedrich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98/Show/Jadsom" xlink:type="simple">253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1</text:p>
          </table:table-cell>
          <table:table-cell table:formula="of:=RIGHT([.A260];LEN([.A260])-3)" office:value-type="string" office:string-value="JadsomRed Bull Bragantino, 21, DMC" calcext:value-type="string">
            <text:p>JadsomRed Bull Bragantin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254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41</text:p>
          </table:table-cell>
          <table:table-cell table:formula="of:=RIGHT([.A261];LEN([.A261])-3)" office:value-type="string" office:string-value="Lucas BarbosaSantos FC, 21, Midfielder" calcext:value-type="string">
            <text:p>Lucas BarbosaSantos FC, 21, Midfielder</text:p>
          </table:table-cell>
        </table:table-row>
        <table:table-row table:style-name="ro3">
          <table:table-cell office:value-type="string" calcext:value-type="string">
            <text:p><text:a xlink:href="https://1xbet.whoscored.com/Players/416895/Show/Adson" xlink:type="simple">255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1</text:p>
          </table:table-cell>
          <table:table-cell table:formula="of:=RIGHT([.A262];LEN([.A262])-3)" office:value-type="string" office:string-value="AdsonCorinthians, 21, AM(LR)" calcext:value-type="string">
            <text:p>AdsonCorinthians, 21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02175/Show/Léo-Gamalho" xlink:type="simple">256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0</text:p>
          </table:table-cell>
          <table:table-cell table:formula="of:=RIGHT([.A263];LEN([.A263])-3)" office:value-type="string" office:string-value="Léo GamalhoCoritiba, 36, FW" calcext:value-type="string">
            <text:p>Léo GamalhoCoritiba, 36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26/Show/Jefferson" xlink:type="simple">257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0</text:p>
          </table:table-cell>
          <table:table-cell table:formula="of:=RIGHT([.A264];LEN([.A264])-3)" office:value-type="string" office:string-value="JeffersonAtletico GO, 25, D(L)" calcext:value-type="string">
            <text:p>JeffersonAtletico GO, 25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316/Show/Léo" xlink:type="simple">258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40</text:p>
          </table:table-cell>
          <table:table-cell table:formula="of:=RIGHT([.A265];LEN([.A265])-3)" office:value-type="string" office:string-value="LéoSao Paulo, 26, D(CL)" calcext:value-type="string">
            <text:p>LéoSao Paulo, 26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259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0</text:p>
          </table:table-cell>
          <table:table-cell table:formula="of:=RIGHT([.A266];LEN([.A266])-3)" office:value-type="string" office:string-value="Rodrigo NestorSao Paulo, 22, DMC" calcext:value-type="string">
            <text:p>Rodrigo NestorSao Paulo, 22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46/Show/Arthur-Chaves" xlink:type="simple">260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0</text:p>
          </table:table-cell>
          <table:table-cell table:formula="of:=RIGHT([.A267];LEN([.A267])-3)" office:value-type="string" office:string-value="Arthur ChavesAvai FC, 21, D(C)" calcext:value-type="string">
            <text:p>Arthur ChavesAvai FC, 21, D(C)</text:p>
          </table:table-cell>
        </table:table-row>
        <table:table-row table:style-name="ro5">
          <table:table-cell table:style-name="Default" table:number-columns-repeated="14"/>
          <table:table-cell table:formula="of:=RIGHT([.A268];LEN([.A268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09495/Show/Camilo" xlink:type="simple">261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0</text:p>
          </table:table-cell>
          <table:table-cell table:formula="of:=RIGHT([.A269];LEN([.A269])-3)" office:value-type="string" office:string-value="CamiloCuiaba, 23, DMC,M(R)" calcext:value-type="string">
            <text:p>CamiloCuiaba, 23, DMC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262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1.2</text:p>
          </table:table-cell>
          <table:table-cell office:value-type="string" calcext:value-type="string">
            <text:p>6.40</text:p>
          </table:table-cell>
          <table:table-cell table:formula="of:=RIGHT([.A270];LEN([.A270])-3)" office:value-type="string" office:string-value="Thonny AndersonCoritiba, 24, AM(C),FW" calcext:value-type="string">
            <text:p>Thonny AndersonCoritiba, 24, AM(C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86785/Show/Iury-Castilho" xlink:type="simple">263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0</text:p>
          </table:table-cell>
          <table:table-cell table:formula="of:=RIGHT([.A271];LEN([.A271])-3)" office:value-type="string" office:string-value="Iury CastilhoCeara, 26, FW" calcext:value-type="string">
            <text:p>Iury CastilhoCeara, 26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46026/Show/Eduardo-Biasi" xlink:type="simple">264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0</text:p>
          </table:table-cell>
          <table:table-cell table:formula="of:=RIGHT([.A272];LEN([.A272])-3)" office:value-type="string" office:string-value="Eduardo BiasiAvai FC, 25, M(C)" calcext:value-type="string">
            <text:p>Eduardo BiasiAvai FC, 25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73532/Show/Felipe" xlink:type="simple">265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0</text:p>
          </table:table-cell>
          <table:table-cell table:formula="of:=RIGHT([.A273];LEN([.A273])-3)" office:value-type="string" office:string-value="FelipeFortaleza, 28, DMC" calcext:value-type="string">
            <text:p>FelipeFortaleza, 28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73450/Show/Vitor-Gabriel" xlink:type="simple">26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0(7)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9</text:p>
          </table:table-cell>
          <table:table-cell table:formula="of:=RIGHT([.A274];LEN([.A274])-3)" office:value-type="string" office:string-value="Vitor GabrielJuventude, 22, FW" calcext:value-type="string">
            <text:p>Vitor GabrielJuventude, 22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149574/Show/Victor-Luis" xlink:type="simple">26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9</text:p>
          </table:table-cell>
          <table:table-cell table:formula="of:=RIGHT([.A275];LEN([.A275])-3)" office:value-type="string" office:string-value="Victor LuisCeara, 29, D(L),M(CL)" calcext:value-type="string">
            <text:p>Victor LuisCeara, 29, D(L),M(CL)</text:p>
          </table:table-cell>
        </table:table-row>
        <table:table-row table:style-name="ro4">
          <table:table-cell office:value-type="string" calcext:value-type="string">
            <text:p><text:a xlink:href="https://1xbet.whoscored.com/Players/436657/Show/Agustín-Canobbio" xlink:type="simple">268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9</text:p>
          </table:table-cell>
          <table:table-cell table:formula="of:=RIGHT([.A276];LEN([.A276])-3)" office:value-type="string" office:string-value="Agustín CanobbioAthletico Paranaense, 23, AM(R)" calcext:value-type="string">
            <text:p>Agustín CanobbioAthletico Paranaense, 23, A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82128/Show/Rafael-Gava" xlink:type="simple">269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9</text:p>
          </table:table-cell>
          <table:table-cell table:formula="of:=RIGHT([.A277];LEN([.A277])-3)" office:value-type="string" office:string-value="Rafael GavaCuiaba, 29, AM(C)" calcext:value-type="string">
            <text:p>Rafael GavaCuiaba, 29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1997/Show/Robinho" xlink:type="simple">270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9</text:p>
          </table:table-cell>
          <table:table-cell table:formula="of:=RIGHT([.A278];LEN([.A278])-3)" office:value-type="string" office:string-value="RobinhoCoritiba, 34, M(CR)" calcext:value-type="string">
            <text:p>RobinhoCoritiba, 34, M(CR)</text:p>
          </table:table-cell>
        </table:table-row>
        <table:table-row table:style-name="ro5">
          <table:table-cell table:style-name="Default" table:number-columns-repeated="14"/>
          <table:table-cell table:formula="of:=RIGHT([.A279];LEN([.A279])-3)" office:value-type="string" office:string-value="" calcext:value-type="error">
            <text:p>Erro:502</text:p>
          </table:table-cell>
        </table:table-row>
        <table:table-row table:style-name="ro5">
          <table:table-cell table:style-name="Default" table:number-columns-repeated="14"/>
          <table:table-cell table:formula="of:=RIGHT([.A280];LEN([.A280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37125/Show/Adrián-Martínez" xlink:type="simple">271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9</text:p>
          </table:table-cell>
          <table:table-cell table:formula="of:=RIGHT([.A281];LEN([.A281])-3)" office:value-type="string" office:string-value="Adrián MartínezCoritiba, 30, FW" calcext:value-type="string">
            <text:p>Adrián MartínezCoritiba, 30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272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39</text:p>
          </table:table-cell>
          <table:table-cell table:formula="of:=RIGHT([.A282];LEN([.A282])-3)" office:value-type="string" office:string-value="DavidInternacional, 26, AM(CLR),FW" calcext:value-type="string">
            <text:p>DavidInternacional, 26, AM(CLR),FW</text:p>
          </table:table-cell>
        </table:table-row>
        <table:table-row table:style-name="ro6">
          <table:table-cell office:value-type="string" calcext:value-type="string">
            <text:p><text:a xlink:href="https://1xbet.whoscored.com/Players/294064/Show/Vitor-Bueno" xlink:type="simple">273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9</text:p>
          </table:table-cell>
          <table:table-cell table:formula="of:=RIGHT([.A283];LEN([.A283])-3)" office:value-type="string" office:string-value="Vitor BuenoAthletico Paranaense, 27, AM(CLR),FW" calcext:value-type="string">
            <text:p>Vitor BuenoAthletico Paranaense, 27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25216/Show/Jean-Irmer" xlink:type="simple">274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38</text:p>
          </table:table-cell>
          <table:table-cell table:formula="of:=RIGHT([.A284];LEN([.A284])-3)" office:value-type="string" office:string-value="Jean IrmerJuventude, 27, DMC" calcext:value-type="string">
            <text:p>Jean IrmerJuventude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3/Show/Ramon" xlink:type="simple">2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8</text:p>
          </table:table-cell>
          <table:table-cell table:formula="of:=RIGHT([.A285];LEN([.A285])-3)" office:value-type="string" office:string-value="RamonRed Bull Bragantino, 21, D(L)" calcext:value-type="string">
            <text:p>RamonRed Bull Bragantino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2/Show/Sorriso" xlink:type="simple">276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8</text:p>
          </table:table-cell>
          <table:table-cell table:formula="of:=RIGHT([.A286];LEN([.A286])-3)" office:value-type="string" office:string-value="SorrisoRed Bull Bragantino, 21, AM(LR)" calcext:value-type="string">
            <text:p>SorrisoRed Bull Bragantino, 21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37517/Show/Nicolás" xlink:type="simple">277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(7)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8</text:p>
          </table:table-cell>
          <table:table-cell table:formula="of:=RIGHT([.A287];LEN([.A287])-3)" office:value-type="string" office:string-value="NicolásGoias, 32, Forward" calcext:value-type="string">
            <text:p>NicolásGoias, 3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35223/Show/Diego-Gonçalves" xlink:type="simple">278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37</text:p>
          </table:table-cell>
          <table:table-cell table:formula="of:=RIGHT([.A288];LEN([.A288])-3)" office:value-type="string" office:string-value="Diego GonçalvesBotafogo RJ, 27, Forward" calcext:value-type="string">
            <text:p>Diego GonçalvesBotafogo RJ, 27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140977/Show/Wanderson" xlink:type="simple">279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289];LEN([.A289])-3)" office:value-type="string" office:string-value="WandersonAtletico GO, 31, D(C)" calcext:value-type="string">
            <text:p>WandersonAtletico GO, 31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63173/Show/Caio-Vinícius" xlink:type="simple">281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6</text:p>
          </table:table-cell>
          <table:table-cell table:formula="of:=RIGHT([.A290];LEN([.A290])-3)" office:value-type="string" office:string-value="Caio ViníciusGoias, 23, M(C)" calcext:value-type="string">
            <text:p>Caio ViníciusGoias, 23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56785/Show/Ademir" xlink:type="simple">282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36</text:p>
          </table:table-cell>
          <table:table-cell table:formula="of:=RIGHT([.A291];LEN([.A291])-3)" office:value-type="string" office:string-value="AdemirAtletico MG, 27, AM(CR)" calcext:value-type="string">
            <text:p>AdemirAtletico MG, 27, A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89/Show/Maycon" xlink:type="simple">283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6</text:p>
          </table:table-cell>
          <table:table-cell table:formula="of:=RIGHT([.A292];LEN([.A292])-3)" office:value-type="string" office:string-value="MayconCorinthians, 25, M(C)" calcext:value-type="string">
            <text:p>MayconCorinthians, 25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76914/Show/Maurício" xlink:type="simple">284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6</text:p>
          </table:table-cell>
          <table:table-cell table:formula="of:=RIGHT([.A293];LEN([.A293])-3)" office:value-type="string" office:string-value="MaurícioInternacional, 21, AM(CR)" calcext:value-type="string">
            <text:p>MaurícioInternacional, 21, A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420464/Show/Airton" xlink:type="simple">28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5</text:p>
          </table:table-cell>
          <table:table-cell table:formula="of:=RIGHT([.A294];LEN([.A294])-3)" office:value-type="string" office:string-value="AirtonAtletico GO, 23, AM(R)" calcext:value-type="string">
            <text:p>AirtonAtletico GO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77/Show/Helinho" xlink:type="simple">28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35</text:p>
          </table:table-cell>
          <table:table-cell table:formula="of:=RIGHT([.A295];LEN([.A295])-3)" office:value-type="string" office:string-value="HelinhoRed Bull Bragantino, 22, AM(LR)" calcext:value-type="string">
            <text:p>HelinhoRed Bull Bragantino, 22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49213/Show/Liziero" xlink:type="simple">287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5</text:p>
          </table:table-cell>
          <table:table-cell table:formula="of:=RIGHT([.A296];LEN([.A296])-3)" office:value-type="string" office:string-value="LizieroInternacional, 24, DMC" calcext:value-type="string">
            <text:p>LizieroInternacional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288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5</text:p>
          </table:table-cell>
          <table:table-cell table:formula="of:=RIGHT([.A297];LEN([.A297])-3)" office:value-type="string" office:string-value="Rodrigo SoaresJuventude, 29, D(R),M(R)" calcext:value-type="string">
            <text:p>Rodrigo SoaresJuventude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289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.34</text:p>
          </table:table-cell>
          <table:table-cell table:formula="of:=RIGHT([.A298];LEN([.A298])-3)" office:value-type="string" office:string-value="Vinícius ZanoceloSantos FC, 21, DMC" calcext:value-type="string">
            <text:p>Vinícius ZanoceloSantos FC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290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34</text:p>
          </table:table-cell>
          <table:table-cell table:formula="of:=RIGHT([.A299];LEN([.A299])-3)" office:value-type="string" office:string-value="Felipe AzevedoAmerica MG, 35, AM(CLR),FW" calcext:value-type="string">
            <text:p>Felipe AzevedoAmerica MG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291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34</text:p>
          </table:table-cell>
          <table:table-cell table:formula="of:=RIGHT([.A300];LEN([.A300])-3)" office:value-type="string" office:string-value="Henrique AlmeidaAmerica MG, 31, AM(LR),FW" calcext:value-type="string">
            <text:p>Henrique AlmeidaAmerica MG, 31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01192/Show/Martinelli" xlink:type="simple">292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3</text:p>
          </table:table-cell>
          <table:table-cell table:formula="of:=RIGHT([.A301];LEN([.A301])-3)" office:value-type="string" office:string-value="MartinelliFluminense, 20, DMC" calcext:value-type="string">
            <text:p>MartinelliFluminense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293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3</text:p>
          </table:table-cell>
          <table:table-cell table:formula="of:=RIGHT([.A302];LEN([.A302])-3)" office:value-type="string" office:string-value="GiulianoCorinthians, 32, AM(CLR),FW" calcext:value-type="string">
            <text:p>GiulianoCorinthians, 32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18129/Show/Capixaba" xlink:type="simple">294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3</text:p>
          </table:table-cell>
          <table:table-cell table:formula="of:=RIGHT([.A303];LEN([.A303])-3)" office:value-type="string" office:string-value="CapixabaJuventude, 25, AM(LR)" calcext:value-type="string">
            <text:p>CapixabaJuventude, 25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27763/Show/Titi" xlink:type="simple">295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3</text:p>
          </table:table-cell>
          <table:table-cell table:formula="of:=RIGHT([.A304];LEN([.A304])-3)" office:value-type="string" office:string-value="TitiFortaleza, 34, D(C)" calcext:value-type="string">
            <text:p>TitiFortaleza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34/Show/Bruno-Melo" xlink:type="simple">296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2</text:p>
          </table:table-cell>
          <table:table-cell table:formula="of:=RIGHT([.A305];LEN([.A305])-3)" office:value-type="string" office:string-value="Bruno MeloCorinthians, 29, D(L),M(L)" calcext:value-type="string">
            <text:p>Bruno MeloCorinthians, 29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317656/Show/Tchê-Tchê" xlink:type="simple">297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2</text:p>
          </table:table-cell>
          <table:table-cell table:formula="of:=RIGHT([.A306];LEN([.A306])-3)" office:value-type="string" office:string-value="Tchê TchêBotafogo RJ, 29, M(CR)" calcext:value-type="string">
            <text:p>Tchê TchêBotafogo RJ, 29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298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01" calcext:value-type="float">
            <text:p>2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2</text:p>
          </table:table-cell>
          <table:table-cell table:formula="of:=RIGHT([.A307];LEN([.A307])-3)" office:value-type="string" office:string-value="Edson FernandoAtletico GO, 24, DMC" calcext:value-type="string">
            <text:p>Edson FernandoAtletico GO, 24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01460/Show/Luccas-Claro" xlink:type="simple">299Luccas Claro</text:a><text:a xlink:href="https://1xbet.whoscored.com/Teams/1232/Show/Brazil-Fluminense" xlink:type="simple">Fluminense, </text:a>30, D(C)</text:p>
          </table:table-cell>
          <table:table-cell office:value-type="string" calcext:value-type="string">
            <text:p><text:a xlink:href="https://1xbet.whoscored.com/Players/101460/Show/Luccas-Clar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32</text:p>
          </table:table-cell>
          <table:table-cell table:formula="of:=RIGHT([.A308];LEN([.A308])-3)" office:value-type="string" office:string-value="Luccas ClaroFluminense, 30, D(C)" calcext:value-type="string">
            <text:p>Luccas ClaroFluminense, 30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58736/Show/Morato" xlink:type="simple">301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32</text:p>
          </table:table-cell>
          <table:table-cell table:formula="of:=RIGHT([.A309];LEN([.A309])-3)" office:value-type="string" office:string-value="MoratoAvai FC, 29, AM(LR)" calcext:value-type="string">
            <text:p>MoratoAvai FC, 2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302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1</text:p>
          </table:table-cell>
          <table:table-cell table:formula="of:=RIGHT([.A310];LEN([.A310])-3)" office:value-type="string" office:string-value="Juan RamírezAmerica MG, 24, AM(C)" calcext:value-type="string">
            <text:p>Juan RamírezAmerica MG, 24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84377/Show/Marinho" xlink:type="simple">303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1</text:p>
          </table:table-cell>
          <table:table-cell table:formula="of:=RIGHT([.A311];LEN([.A311])-3)" office:value-type="string" office:string-value="MarinhoFlamengo, 32, AM(CLR),FW" calcext:value-type="string">
            <text:p>MarinhoFlamengo, 32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56/Show/Bernardo-Lemes" xlink:type="simple">304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30</text:p>
          </table:table-cell>
          <table:table-cell table:formula="of:=RIGHT([.A312];LEN([.A312])-3)" office:value-type="string" office:string-value="Bernardo LemesCoritiba, 20, DMC" calcext:value-type="string">
            <text:p>Bernardo LemesCoritiba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14096/Show/Jádson" xlink:type="simple">305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0</text:p>
          </table:table-cell>
          <table:table-cell table:formula="of:=RIGHT([.A313];LEN([.A313])-3)" office:value-type="string" office:string-value="JádsonJuventude, 28, M(CR)" calcext:value-type="string">
            <text:p>JádsonJuventude, 28, 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46764/Show/Otávio" xlink:type="simple">306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2(7)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0</text:p>
          </table:table-cell>
          <table:table-cell table:formula="of:=RIGHT([.A314];LEN([.A314])-3)" office:value-type="string" office:string-value="OtávioAtletico MG, 28, DMC" calcext:value-type="string">
            <text:p>OtávioAtletico MG, 28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406285/Show/Breno-Lopes" xlink:type="simple">30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(7)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0</text:p>
          </table:table-cell>
          <table:table-cell table:formula="of:=RIGHT([.A315];LEN([.A315])-3)" office:value-type="string" office:string-value="Breno LopesPalmeiras, 26, AM(R)" calcext:value-type="string">
            <text:p>Breno LopesPalmeiras, 26, A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9736/Show/Guilherme-Biro" xlink:type="simple">308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3" calcext:value-type="float">
            <text:p>25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0</text:p>
          </table:table-cell>
          <table:table-cell table:formula="of:=RIGHT([.A316];LEN([.A316])-3)" office:value-type="string" office:string-value="Guilherme BiroCoritiba, 22, D(L)" calcext:value-type="string">
            <text:p>Guilherme BiroCoritiba, 22, D(L)</text:p>
          </table:table-cell>
        </table:table-row>
        <table:table-row table:style-name="ro4">
          <table:table-cell office:value-type="string" calcext:value-type="string">
            <text:p><text:a xlink:href="https://1xbet.whoscored.com/Players/131458/Show/Léo-Cittadini" xlink:type="simple">309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9</text:p>
          </table:table-cell>
          <table:table-cell table:formula="of:=RIGHT([.A317];LEN([.A317])-3)" office:value-type="string" office:string-value="Léo CittadiniAthletico Paranaense, 28, M(CLR)" calcext:value-type="string">
            <text:p>Léo CittadiniAthletico Paranaense, 28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74573/Show/André" xlink:type="simple">310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29</text:p>
          </table:table-cell>
          <table:table-cell table:formula="of:=RIGHT([.A318];LEN([.A318])-3)" office:value-type="string" office:string-value="AndréCuiaba, 31, FW" calcext:value-type="string">
            <text:p>AndréCuiaba, 31, FW</text:p>
          </table:table-cell>
        </table:table-row>
        <table:table-row table:style-name="ro5">
          <table:table-cell table:style-name="Default" table:number-columns-repeated="14"/>
          <table:table-cell table:formula="of:=RIGHT([.A319];LEN([.A319])-3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397829/Show/Rafael-Navarro" xlink:type="simple">311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29</text:p>
          </table:table-cell>
          <table:table-cell table:formula="of:=RIGHT([.A320];LEN([.A320])-3)" office:value-type="string" office:string-value="Rafael NavarroPalmeiras, 22, FW" calcext:value-type="string">
            <text:p>Rafael NavarroPalmeiras, 22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0765/Show/Henrique" xlink:type="simple">312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21];LEN([.A321])-3)" office:value-type="string" office:string-value="HenriqueCoritiba, 35, D(CR)" calcext:value-type="string">
            <text:p>HenriqueCoritiba, 35, D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137072/Show/Rodriguinho" xlink:type="simple">313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28</text:p>
          </table:table-cell>
          <table:table-cell table:formula="of:=RIGHT([.A322];LEN([.A322])-3)" office:value-type="string" office:string-value="RodriguinhoCuiaba, 34, M(CL),FW" calcext:value-type="string">
            <text:p>RodriguinhoCuiaba, 34, 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97/Show/Matheus-Peixoto" xlink:type="simple">314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28</text:p>
          </table:table-cell>
          <table:table-cell table:formula="of:=RIGHT([.A323];LEN([.A323])-3)" office:value-type="string" office:string-value="Matheus PeixotoCeara, 26, FW" calcext:value-type="string">
            <text:p>Matheus PeixotoCeara, 26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7417/Show/Diego" xlink:type="simple">315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8</text:p>
          </table:table-cell>
          <table:table-cell table:formula="of:=RIGHT([.A324];LEN([.A324])-3)" office:value-type="string" office:string-value="DiegoFlamengo, 37, M(CLR)" calcext:value-type="string">
            <text:p>DiegoFlamengo, 37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15894/Show/Lucas-Lima" xlink:type="simple">316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28</text:p>
          </table:table-cell>
          <table:table-cell table:formula="of:=RIGHT([.A325];LEN([.A325])-3)" office:value-type="string" office:string-value="Lucas LimaFortaleza, 32, AM(CR)" calcext:value-type="string">
            <text:p>Lucas LimaFortaleza, 32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317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8</text:p>
          </table:table-cell>
          <table:table-cell table:formula="of:=RIGHT([.A326];LEN([.A326])-3)" office:value-type="string" office:string-value="Léo BaptistãoSantos FC, 29, AM(CLR),FW" calcext:value-type="string">
            <text:p>Léo BaptistãoSantos FC, 29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6501/Show/Lucas-Pires" xlink:type="simple">318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28</text:p>
          </table:table-cell>
          <table:table-cell table:formula="of:=RIGHT([.A327];LEN([.A327])-3)" office:value-type="string" office:string-value="Lucas PiresSantos FC, 21, D(L)" calcext:value-type="string">
            <text:p>Lucas PiresSantos FC, 21, D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21/Show/Chay" xlink:type="simple">319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7</text:p>
          </table:table-cell>
          <table:table-cell table:formula="of:=RIGHT([.A328];LEN([.A328])-3)" office:value-type="string" office:string-value="ChayBotafogo RJ, 31, Forward" calcext:value-type="string">
            <text:p>ChayBotafogo RJ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73666/Show/Vitinho" xlink:type="simple">320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7</text:p>
          </table:table-cell>
          <table:table-cell table:formula="of:=RIGHT([.A329];LEN([.A329])-3)" office:value-type="string" office:string-value="VitinhoAthletico Paranaense, 23, AM(L)" calcext:value-type="string">
            <text:p>VitinhoAthletico Paranaense, 23, AM(L)</text:p>
          </table:table-cell>
        </table:table-row>
        <table:table-row table:style-name="ro5">
          <table:table-cell table:style-name="Default" table:number-columns-repeated="14"/>
          <table:table-cell table:formula="of:=RIGHT([.A330];LEN([.A330])-3)" office:value-type="string" office:string-value="" calcext:value-type="error">
            <text:p>Erro:502</text:p>
          </table:table-cell>
        </table:table-row>
        <table:table-row table:style-name="ro5">
          <table:table-cell table:style-name="Default" table:number-columns-repeated="14"/>
          <table:table-cell table:formula="of:=RIGHT([.A331];LEN([.A331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321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8)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7</text:p>
          </table:table-cell>
          <table:table-cell table:formula="of:=RIGHT([.A332];LEN([.A332])-3)" office:value-type="string" office:string-value="Léo PereiraAtletico GO, 22, AM(LR)" calcext:value-type="string">
            <text:p>Léo PereiraAtletico GO, 22, AM(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18100/Show/Jenison" xlink:type="simple">322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26</text:p>
          </table:table-cell>
          <table:table-cell table:formula="of:=RIGHT([.A333];LEN([.A333])-3)" office:value-type="string" office:string-value="JenisonCuiaba, 31, FW" calcext:value-type="string">
            <text:p>JenisonCuiaba, 3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323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6</text:p>
          </table:table-cell>
          <table:table-cell table:formula="of:=RIGHT([.A334];LEN([.A334])-3)" office:value-type="string" office:string-value="Arthur HenriqueAtletico GO, 28, D(L),M(L)" calcext:value-type="string">
            <text:p>Arthur HenriqueAtletico GO, 28, D(L),M(L)</text:p>
          </table:table-cell>
        </table:table-row>
        <table:table-row table:style-name="ro3">
          <table:table-cell office:value-type="string" calcext:value-type="string">
            <text:p><text:a xlink:href="https://1xbet.whoscored.com/Players/402214/Show/Lázaro" xlink:type="simple">324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6</text:p>
          </table:table-cell>
          <table:table-cell table:formula="of:=RIGHT([.A335];LEN([.A335])-3)" office:value-type="string" office:string-value="LázaroFlamengo, 20, Forward" calcext:value-type="string">
            <text:p>LázaroFlamengo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325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6</text:p>
          </table:table-cell>
          <table:table-cell table:formula="of:=RIGHT([.A336];LEN([.A336])-3)" office:value-type="string" office:string-value="Pablo MaiaSao Paulo, 20, DMC" calcext:value-type="string">
            <text:p>Pablo MaiaSao Paulo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9125/Show/Zé-Roberto" xlink:type="simple">326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26</text:p>
          </table:table-cell>
          <table:table-cell table:formula="of:=RIGHT([.A337];LEN([.A337])-3)" office:value-type="string" office:string-value="Zé RobertoCeara, 28, FW" calcext:value-type="string">
            <text:p>Zé RobertoCeara, 28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101704/Show/Bruno-Cortez" xlink:type="simple">327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5</text:p>
          </table:table-cell>
          <table:table-cell table:formula="of:=RIGHT([.A338];LEN([.A338])-3)" office:value-type="string" office:string-value="Bruno CortezAvai FC, 35, D(L)" calcext:value-type="string">
            <text:p>Bruno CortezAvai FC, 3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328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5</text:p>
          </table:table-cell>
          <table:table-cell table:formula="of:=RIGHT([.A339];LEN([.A339])-3)" office:value-type="string" office:string-value="André LuisCuiaba, 25, AM(CR),FW" calcext:value-type="string">
            <text:p>André LuisCuiaba, 25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329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24</text:p>
          </table:table-cell>
          <table:table-cell table:formula="of:=RIGHT([.A340];LEN([.A340])-3)" office:value-type="string" office:string-value="Luo GuofuAmerica MG, 34, AM(LR),FW" calcext:value-type="string">
            <text:p>Luo GuofuAmerica MG, 34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330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4</text:p>
          </table:table-cell>
          <table:table-cell table:formula="of:=RIGHT([.A341];LEN([.A341])-3)" office:value-type="string" office:string-value="Emiliano RigoniSao Paulo, 29, M(CLR),FW" calcext:value-type="string">
            <text:p>Emiliano RigoniSao Paulo, 29, M(CLR),FW</text:p>
          </table:table-cell>
        </table:table-row>
        <table:table-row table:style-name="ro5">
          <table:table-cell table:style-name="Default" table:number-columns-repeated="14"/>
          <table:table-cell table:formula="of:=RIGHT([.A342];LEN([.A342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331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(7)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4</text:p>
          </table:table-cell>
          <table:table-cell table:formula="of:=RIGHT([.A343];LEN([.A343])-3)" office:value-type="string" office:string-value="WillianFluminense, 35, AM(CLR),FW" calcext:value-type="string">
            <text:p>WillianFluminense, 3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18688/Show/Yuri" xlink:type="simple">332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4</text:p>
          </table:table-cell>
          <table:table-cell table:formula="of:=RIGHT([.A344];LEN([.A344])-3)" office:value-type="string" office:string-value="YuriJuventude, 28, D(C),DMC" calcext:value-type="string">
            <text:p>YuriJuventude, 28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333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4</text:p>
          </table:table-cell>
          <table:table-cell table:formula="of:=RIGHT([.A345];LEN([.A345])-3)" office:value-type="string" office:string-value="Lucas PiazónBotafogo RJ, 28, AM(CLR),FW" calcext:value-type="string">
            <text:p>Lucas PiazónBotafogo RJ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334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4</text:p>
          </table:table-cell>
          <table:table-cell table:formula="of:=RIGHT([.A346];LEN([.A346])-3)" office:value-type="string" office:string-value="Gustavo MosquitoCorinthians, 24, AM(LR)" calcext:value-type="string">
            <text:p>Gustavo MosquitoCorinthians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335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3</text:p>
          </table:table-cell>
          <table:table-cell table:formula="of:=RIGHT([.A347];LEN([.A347])-3)" office:value-type="string" office:string-value="Bryan AnguloSantos FC, 26, Forward" calcext:value-type="string">
            <text:p>Bryan AnguloSantos FC, 26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336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23</text:p>
          </table:table-cell>
          <table:table-cell table:formula="of:=RIGHT([.A348];LEN([.A348])-3)" office:value-type="string" office:string-value="MatheusinhoAmerica MG, 24, AM(CR)" calcext:value-type="string">
            <text:p>MatheusinhoAmerica MG, 24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337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3</text:p>
          </table:table-cell>
          <table:table-cell table:formula="of:=RIGHT([.A349];LEN([.A349])-3)" office:value-type="string" office:string-value="Marlon FreitasAtletico GO, 27, DMC" calcext:value-type="string">
            <text:p>Marlon FreitasAtletico GO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338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3</text:p>
          </table:table-cell>
          <table:table-cell table:formula="of:=RIGHT([.A350];LEN([.A350])-3)" office:value-type="string" office:string-value="Bruno OliveiraSantos FC, 24, Midfielder" calcext:value-type="string">
            <text:p>Bruno OliveiraSantos FC, 24, Midfielder</text:p>
          </table:table-cell>
        </table:table-row>
        <table:table-row table:style-name="ro6">
          <table:table-cell office:value-type="string" calcext:value-type="string">
            <text:p><text:a xlink:href="https://1xbet.whoscored.com/Players/280246/Show/Carlos-Eduardo" xlink:type="simple">339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(6)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3</text:p>
          </table:table-cell>
          <table:table-cell table:formula="of:=RIGHT([.A351];LEN([.A351])-3)" office:value-type="string" office:string-value="Carlos EduardoRed Bull Bragantino, 25, AM(CLR),FW" calcext:value-type="string">
            <text:p>Carlos EduardoRed Bull Bragantino, 2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63134/Show/Rodrigo-Freitas" xlink:type="simple">34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2</text:p>
          </table:table-cell>
          <table:table-cell table:formula="of:=RIGHT([.A352];LEN([.A352])-3)" office:value-type="string" office:string-value="Rodrigo FreitasAvai FC, 24, D(C)" calcext:value-type="string">
            <text:p>Rodrigo FreitasAvai FC, 24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436652/Show/Dentinho" xlink:type="simple">342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1</text:p>
          </table:table-cell>
          <table:table-cell table:formula="of:=RIGHT([.A353];LEN([.A353])-3)" office:value-type="string" office:string-value="DentinhoAvai FC, 25, Forward" calcext:value-type="string">
            <text:p>DentinhoAvai FC, 25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283835/Show/Matheus-Vargas" xlink:type="simple">343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1</text:p>
          </table:table-cell>
          <table:table-cell table:formula="of:=RIGHT([.A354];LEN([.A354])-3)" office:value-type="string" office:string-value="Matheus VargasFortaleza, 26, M(C)" calcext:value-type="string">
            <text:p>Matheus VargasFortaleza, 26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86677/Show/Luciano-Castán" xlink:type="simple">344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1</text:p>
          </table:table-cell>
          <table:table-cell table:formula="of:=RIGHT([.A355];LEN([.A355])-3)" office:value-type="string" office:string-value="Luciano CastánCoritiba, 32, D(C)" calcext:value-type="string">
            <text:p>Luciano CastánCoritiba, 32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05/Show/Bruno-Praxedes" xlink:type="simple">345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1</text:p>
          </table:table-cell>
          <table:table-cell table:formula="of:=RIGHT([.A356];LEN([.A356])-3)" office:value-type="string" office:string-value="Bruno PraxedesRed Bull Bragantino, 20, M(C)" calcext:value-type="string">
            <text:p>Bruno PraxedesRed Bull Bragantino, 20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28362/Show/Wesley" xlink:type="simple">346Wesley</text:a><text:a xlink:href="https://1xbet.whoscored.com/Teams/1219/Show/Brazil-Internacional" xlink:type="simple">Internacional, </text:a>25, FW</text:p>
          </table:table-cell>
          <table:table-cell office:value-type="string" calcext:value-type="string">
            <text:p><text:a xlink:href="https://1xbet.whoscored.com/Players/328362/Show/Wesley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9</text:p>
          </table:table-cell>
          <table:table-cell table:formula="of:=RIGHT([.A357];LEN([.A357])-3)" office:value-type="string" office:string-value="WesleyInternacional, 25, FW" calcext:value-type="string">
            <text:p>WesleyInternacional, 25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39220/Show/Luan-Dias" xlink:type="simple">347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8</text:p>
          </table:table-cell>
          <table:table-cell table:formula="of:=RIGHT([.A358];LEN([.A358])-3)" office:value-type="string" office:string-value="Luan DiasGoias, 25, Forward" calcext:value-type="string">
            <text:p>Luan DiasGoias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348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18</text:p>
          </table:table-cell>
          <table:table-cell table:formula="of:=RIGHT([.A359];LEN([.A359])-3)" office:value-type="string" office:string-value="Matheus NascimentoBotafogo RJ, 18, FW" calcext:value-type="string">
            <text:p>Matheus NascimentoBotafogo RJ, 18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0598/Show/Geovane" xlink:type="simple">349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8</text:p>
          </table:table-cell>
          <table:table-cell table:formula="of:=RIGHT([.A360];LEN([.A360])-3)" office:value-type="string" office:string-value="GeovaneCeara, 23, DMC" calcext:value-type="string">
            <text:p>GeovaneCeara, 23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37973/Show/Marcão-Silva" xlink:type="simple">350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59" calcext:value-type="float">
            <text:p>25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8</text:p>
          </table:table-cell>
          <table:table-cell table:formula="of:=RIGHT([.A361];LEN([.A361])-3)" office:value-type="string" office:string-value="Marcão SilvaCuiaba, 31, DMC" calcext:value-type="string">
            <text:p>Marcão SilvaCuiaba, 31, DMC</text:p>
          </table:table-cell>
        </table:table-row>
        <table:table-row table:style-name="ro5">
          <table:table-cell table:style-name="Default" table:number-columns-repeated="14"/>
          <table:table-cell table:formula="of:=RIGHT([.A362];LEN([.A362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351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8</text:p>
          </table:table-cell>
          <table:table-cell table:formula="of:=RIGHT([.A363];LEN([.A363])-3)" office:value-type="string" office:string-value="ShaylonAtletico GO, 25, D(R),M(CR)" calcext:value-type="string">
            <text:p>ShaylonAtletico GO, 25, D(R),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355113/Show/Eduard-Atuesta" xlink:type="simple">352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7</text:p>
          </table:table-cell>
          <table:table-cell table:formula="of:=RIGHT([.A364];LEN([.A364])-3)" office:value-type="string" office:string-value="Eduard AtuestaPalmeiras, 25, DMC" calcext:value-type="string">
            <text:p>Eduard AtuestaPalmeiras, 25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80/Show/Marcinho" xlink:type="simple">353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16</text:p>
          </table:table-cell>
          <table:table-cell table:formula="of:=RIGHT([.A365];LEN([.A365])-3)" office:value-type="string" office:string-value="MarcinhoAvai FC, 27, M(LR)" calcext:value-type="string">
            <text:p>MarcinhoAvai FC, 27, 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354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6</text:p>
          </table:table-cell>
          <table:table-cell table:formula="of:=RIGHT([.A366];LEN([.A366])-3)" office:value-type="string" office:string-value="Ricardo GoulartSantos FC, 31, AM(CR),FW" calcext:value-type="string">
            <text:p>Ricardo GoulartSantos FC, 31, A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63561/Show/Jan-Hurtado" xlink:type="simple">355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16</text:p>
          </table:table-cell>
          <table:table-cell table:formula="of:=RIGHT([.A367];LEN([.A367])-3)" office:value-type="string" office:string-value="Jan HurtadoRed Bull Bragantino, 22, FW" calcext:value-type="string">
            <text:p>Jan HurtadoRed Bull Bragantino, 22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416788/Show/Felipe-Marques" xlink:type="simple">356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15</text:p>
          </table:table-cell>
          <table:table-cell table:formula="of:=RIGHT([.A368];LEN([.A368])-3)" office:value-type="string" office:string-value="Felipe MarquesCuiaba, 32, AM(L)" calcext:value-type="string">
            <text:p>Felipe MarquesCuiaba, 3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35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5</text:p>
          </table:table-cell>
          <table:table-cell table:formula="of:=RIGHT([.A369];LEN([.A369])-3)" office:value-type="string" office:string-value="William MatheusJuventude, 32, D(L),M(L)" calcext:value-type="string">
            <text:p>William MatheusJuventude, 32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77883/Show/Marcelo" xlink:type="simple">358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4</text:p>
          </table:table-cell>
          <table:table-cell table:formula="of:=RIGHT([.A370];LEN([.A370])-3)" office:value-type="string" office:string-value="MarceloAthletico Paranaense, 30, AM(CR),FW" calcext:value-type="string">
            <text:p>MarceloAthletico Paranaense, 30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2377/Show/Éder" xlink:type="simple">359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(9)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4</text:p>
          </table:table-cell>
          <table:table-cell table:formula="of:=RIGHT([.A371];LEN([.A371])-3)" office:value-type="string" office:string-value="ÉderSao Paulo, 35, AM(CLR),FW" calcext:value-type="string">
            <text:p>ÉderSao Paulo, 35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82123/Show/Paulão" xlink:type="simple">360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05" calcext:value-type="float">
            <text:p>205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4</text:p>
          </table:table-cell>
          <table:table-cell table:formula="of:=RIGHT([.A372];LEN([.A372])-3)" office:value-type="string" office:string-value="PaulãoCuiaba, 36, D(C)" calcext:value-type="string">
            <text:p>PaulãoCuiaba, 36, D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2:32:56.099223322</meta:creation-date>
    <dc:date>2022-08-16T11:00:42.065413467</dc:date>
    <meta:editing-duration>PT24M1S</meta:editing-duration>
    <meta:editing-cycles>4</meta:editing-cycles>
    <meta:generator>LibreOffice/7.3.4.2$Linux_X86_64 LibreOffice_project/30$Build-2</meta:generator>
    <meta:document-statistic meta:table-count="1" meta:cell-count="5271" meta:object-count="0"/>
  </office:meta>
</office:document-meta>
</file>